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90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Required xp</text:p>
          </table:table-cell>
          <table:table-cell office:value-type="string">
            <text:p>Min per kill</text:p>
          </table:table-cell>
          <table:table-cell office:value-type="string">
            <text:p>Max per kill</text:p>
          </table:table-cell>
          <table:table-cell office:value-type="string">
            <text:p>Min kills</text:p>
          </table:table-cell>
          <table:table-cell office:value-type="string">
            <text:p>Max kills</text:p>
          </table:table-cell>
          <table:table-cell office:value-type="string">
            <text:p>Min total</text:p>
          </table:table-cell>
          <table:table-cell office:value-type="string">
            <text:p>Max total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formula="of:=ROUNDDOWN([.$N$3]*([.$L$3]^([.A2]-1)))" office:value-type="float" office:value="100">
            <text:p>100</text:p>
          </table:table-cell>
          <table:table-cell table:formula="of:=ROUNDDOWN([.$M$3]+([.$J$3]*[.$A2]))" office:value-type="float" office:value="16">
            <text:p>16</text:p>
          </table:table-cell>
          <table:table-cell table:formula="of:=ROUNDDOWN([.$M$3]+([.$K$3]*[.$A2]))" office:value-type="float" office:value="17">
            <text:p>17</text:p>
          </table:table-cell>
          <table:table-cell table:formula="of:=ROUNDUP([.B2]/[.D2])" office:value-type="float" office:value="6">
            <text:p>6</text:p>
          </table:table-cell>
          <table:table-cell table:formula="of:=ROUNDUP([.B2]/[.C2])" office:value-type="float" office:value="7">
            <text:p>7</text:p>
          </table:table-cell>
          <table:table-cell table:formula="of:=[.E2]" office:value-type="float" office:value="6">
            <text:p>6</text:p>
          </table:table-cell>
          <table:table-cell table:formula="of:=[.F2]" office:value-type="float" office:value="7">
            <text:p>7</text:p>
          </table:table-cell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XP Exponent</text:p>
          </table:table-cell>
          <table:table-cell office:value-type="string">
            <text:p>Base XP</text:p>
          </table:table-cell>
          <table:table-cell office:value-type="string">
            <text:p>Base to Multiply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ROUNDDOWN([.$N$3]*([.$L$3]^([.A3]-1)))" office:value-type="float" office:value="111">
            <text:p>111</text:p>
          </table:table-cell>
          <table:table-cell table:formula="of:=ROUNDDOWN([.$M$3]+([.$J$3]*[.$A3]))" office:value-type="float" office:value="18">
            <text:p>18</text:p>
          </table:table-cell>
          <table:table-cell table:formula="of:=ROUNDDOWN([.$M$3]+([.$K$3]*[.$A3]))" office:value-type="float" office:value="19">
            <text:p>19</text:p>
          </table:table-cell>
          <table:table-cell table:formula="of:=ROUNDUP([.B3]/[.D3])" office:value-type="float" office:value="6">
            <text:p>6</text:p>
          </table:table-cell>
          <table:table-cell table:formula="of:=ROUNDUP([.B3]/[.C3])" office:value-type="float" office:value="7">
            <text:p>7</text:p>
          </table:table-cell>
          <table:table-cell table:formula="of:=[.G2]+[.E3]" office:value-type="float" office:value="12">
            <text:p>12</text:p>
          </table:table-cell>
          <table:table-cell table:formula="of:=[.H2]+[.F3]" office:value-type="float" office:value="14">
            <text:p>14</text:p>
          </table:table-cell>
          <table:table-cell/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office:value-type="float" office:value="1.116">
            <text:p>1.116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ROUNDDOWN([.$N$3]*([.$L$3]^([.A4]-1)))" office:value-type="float" office:value="124">
            <text:p>124</text:p>
          </table:table-cell>
          <table:table-cell table:formula="of:=ROUNDDOWN([.$M$3]+([.$J$3]*[.$A4]))" office:value-type="float" office:value="20">
            <text:p>20</text:p>
          </table:table-cell>
          <table:table-cell table:formula="of:=ROUNDDOWN([.$M$3]+([.$K$3]*[.$A4]))" office:value-type="float" office:value="21">
            <text:p>21</text:p>
          </table:table-cell>
          <table:table-cell table:formula="of:=ROUNDUP([.B4]/[.D4])" office:value-type="float" office:value="6">
            <text:p>6</text:p>
          </table:table-cell>
          <table:table-cell table:formula="of:=ROUNDUP([.B4]/[.C4])" office:value-type="float" office:value="7">
            <text:p>7</text:p>
          </table:table-cell>
          <table:table-cell table:formula="of:=[.G3]+[.E4]" office:value-type="float" office:value="18">
            <text:p>18</text:p>
          </table:table-cell>
          <table:table-cell table:formula="of:=[.H3]+[.F4]" office:value-type="float" office:value="21">
            <text:p>21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formula="of:=ROUNDDOWN([.$N$3]*([.$L$3]^([.A5]-1)))" office:value-type="float" office:value="138">
            <text:p>138</text:p>
          </table:table-cell>
          <table:table-cell table:formula="of:=ROUNDDOWN([.$M$3]+([.$J$3]*[.$A5]))" office:value-type="float" office:value="21">
            <text:p>21</text:p>
          </table:table-cell>
          <table:table-cell table:formula="of:=ROUNDDOWN([.$M$3]+([.$K$3]*[.$A5]))" office:value-type="float" office:value="23">
            <text:p>23</text:p>
          </table:table-cell>
          <table:table-cell table:formula="of:=ROUNDUP([.B5]/[.D5])" office:value-type="float" office:value="6">
            <text:p>6</text:p>
          </table:table-cell>
          <table:table-cell table:formula="of:=ROUNDUP([.B5]/[.C5])" office:value-type="float" office:value="7">
            <text:p>7</text:p>
          </table:table-cell>
          <table:table-cell table:formula="of:=[.G4]+[.E5]" office:value-type="float" office:value="24">
            <text:p>24</text:p>
          </table:table-cell>
          <table:table-cell table:formula="of:=[.H4]+[.F5]" office:value-type="float" office:value="28">
            <text:p>28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formula="of:=ROUNDDOWN([.$N$3]*([.$L$3]^([.A6]-1)))" office:value-type="float" office:value="155">
            <text:p>155</text:p>
          </table:table-cell>
          <table:table-cell table:formula="of:=ROUNDDOWN([.$M$3]+([.$J$3]*[.$A6]))" office:value-type="float" office:value="23">
            <text:p>23</text:p>
          </table:table-cell>
          <table:table-cell table:formula="of:=ROUNDDOWN([.$M$3]+([.$K$3]*[.$A6]))" office:value-type="float" office:value="26">
            <text:p>26</text:p>
          </table:table-cell>
          <table:table-cell table:formula="of:=ROUNDUP([.B6]/[.D6])" office:value-type="float" office:value="6">
            <text:p>6</text:p>
          </table:table-cell>
          <table:table-cell table:formula="of:=ROUNDUP([.B6]/[.C6])" office:value-type="float" office:value="7">
            <text:p>7</text:p>
          </table:table-cell>
          <table:table-cell table:formula="of:=[.G5]+[.E6]" office:value-type="float" office:value="30">
            <text:p>30</text:p>
          </table:table-cell>
          <table:table-cell table:formula="of:=[.H5]+[.F6]" office:value-type="float" office:value="35">
            <text:p>35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formula="of:=ROUNDDOWN([.$N$3]*([.$L$3]^([.A7]-1)))" office:value-type="float" office:value="173">
            <text:p>173</text:p>
          </table:table-cell>
          <table:table-cell table:formula="of:=ROUNDDOWN([.$M$3]+([.$J$3]*[.$A7]))" office:value-type="float" office:value="25">
            <text:p>25</text:p>
          </table:table-cell>
          <table:table-cell table:formula="of:=ROUNDDOWN([.$M$3]+([.$K$3]*[.$A7]))" office:value-type="float" office:value="28">
            <text:p>28</text:p>
          </table:table-cell>
          <table:table-cell table:formula="of:=ROUNDUP([.B7]/[.D7])" office:value-type="float" office:value="7">
            <text:p>7</text:p>
          </table:table-cell>
          <table:table-cell table:formula="of:=ROUNDUP([.B7]/[.C7])" office:value-type="float" office:value="7">
            <text:p>7</text:p>
          </table:table-cell>
          <table:table-cell table:formula="of:=[.G6]+[.E7]" office:value-type="float" office:value="37">
            <text:p>37</text:p>
          </table:table-cell>
          <table:table-cell table:formula="of:=[.H6]+[.F7]" office:value-type="float" office:value="42">
            <text:p>42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formula="of:=ROUNDDOWN([.$N$3]*([.$L$3]^([.A8]-1)))" office:value-type="float" office:value="193">
            <text:p>193</text:p>
          </table:table-cell>
          <table:table-cell table:formula="of:=ROUNDDOWN([.$M$3]+([.$J$3]*[.$A8]))" office:value-type="float" office:value="26">
            <text:p>26</text:p>
          </table:table-cell>
          <table:table-cell table:formula="of:=ROUNDDOWN([.$M$3]+([.$K$3]*[.$A8]))" office:value-type="float" office:value="30">
            <text:p>30</text:p>
          </table:table-cell>
          <table:table-cell table:formula="of:=ROUNDUP([.B8]/[.D8])" office:value-type="float" office:value="7">
            <text:p>7</text:p>
          </table:table-cell>
          <table:table-cell table:formula="of:=ROUNDUP([.B8]/[.C8])" office:value-type="float" office:value="8">
            <text:p>8</text:p>
          </table:table-cell>
          <table:table-cell table:formula="of:=[.G7]+[.E8]" office:value-type="float" office:value="44">
            <text:p>44</text:p>
          </table:table-cell>
          <table:table-cell table:formula="of:=[.H7]+[.F8]"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formula="of:=ROUNDDOWN([.$N$3]*([.$L$3]^([.A9]-1)))" office:value-type="float" office:value="215">
            <text:p>215</text:p>
          </table:table-cell>
          <table:table-cell table:formula="of:=ROUNDDOWN([.$M$3]+([.$J$3]*[.$A9]))" office:value-type="float" office:value="28">
            <text:p>28</text:p>
          </table:table-cell>
          <table:table-cell table:formula="of:=ROUNDDOWN([.$M$3]+([.$K$3]*[.$A9]))" office:value-type="float" office:value="32">
            <text:p>32</text:p>
          </table:table-cell>
          <table:table-cell table:formula="of:=ROUNDUP([.B9]/[.D9])" office:value-type="float" office:value="7">
            <text:p>7</text:p>
          </table:table-cell>
          <table:table-cell table:formula="of:=ROUNDUP([.B9]/[.C9])" office:value-type="float" office:value="8">
            <text:p>8</text:p>
          </table:table-cell>
          <table:table-cell table:formula="of:=[.G8]+[.E9]" office:value-type="float" office:value="51">
            <text:p>51</text:p>
          </table:table-cell>
          <table:table-cell table:formula="of:=[.H8]+[.F9]" office:value-type="float" office:value="58">
            <text:p>58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formula="of:=ROUNDDOWN([.$N$3]*([.$L$3]^([.A10]-1)))" office:value-type="float" office:value="240">
            <text:p>240</text:p>
          </table:table-cell>
          <table:table-cell table:formula="of:=ROUNDDOWN([.$M$3]+([.$J$3]*[.$A10]))" office:value-type="float" office:value="30">
            <text:p>30</text:p>
          </table:table-cell>
          <table:table-cell table:formula="of:=ROUNDDOWN([.$M$3]+([.$K$3]*[.$A10]))" office:value-type="float" office:value="34">
            <text:p>34</text:p>
          </table:table-cell>
          <table:table-cell table:formula="of:=ROUNDUP([.B10]/[.D10])" office:value-type="float" office:value="8">
            <text:p>8</text:p>
          </table:table-cell>
          <table:table-cell table:formula="of:=ROUNDUP([.B10]/[.C10])" office:value-type="float" office:value="8">
            <text:p>8</text:p>
          </table:table-cell>
          <table:table-cell table:formula="of:=[.G9]+[.E10]" office:value-type="float" office:value="59">
            <text:p>59</text:p>
          </table:table-cell>
          <table:table-cell table:formula="of:=[.H9]+[.F10]" office:value-type="float" office:value="66">
            <text:p>66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formula="of:=ROUNDDOWN([.$N$3]*([.$L$3]^([.A11]-1)))" office:value-type="float" office:value="268">
            <text:p>268</text:p>
          </table:table-cell>
          <table:table-cell table:formula="of:=ROUNDDOWN([.$M$3]+([.$J$3]*[.$A11]))" office:value-type="float" office:value="32">
            <text:p>32</text:p>
          </table:table-cell>
          <table:table-cell table:formula="of:=ROUNDDOWN([.$M$3]+([.$K$3]*[.$A11]))" office:value-type="float" office:value="37">
            <text:p>37</text:p>
          </table:table-cell>
          <table:table-cell table:formula="of:=ROUNDUP([.B11]/[.D11])" office:value-type="float" office:value="8">
            <text:p>8</text:p>
          </table:table-cell>
          <table:table-cell table:formula="of:=ROUNDUP([.B11]/[.C11])" office:value-type="float" office:value="9">
            <text:p>9</text:p>
          </table:table-cell>
          <table:table-cell table:formula="of:=[.G10]+[.E11]" office:value-type="float" office:value="67">
            <text:p>67</text:p>
          </table:table-cell>
          <table:table-cell table:formula="of:=[.H10]+[.F11]" office:value-type="float" office:value="75">
            <text:p>75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formula="of:=ROUNDDOWN([.$N$3]*([.$L$3]^([.A12]-1)))" office:value-type="float" office:value="299">
            <text:p>299</text:p>
          </table:table-cell>
          <table:table-cell table:formula="of:=ROUNDDOWN([.$M$3]+([.$J$3]*[.$A12]))" office:value-type="float" office:value="33">
            <text:p>33</text:p>
          </table:table-cell>
          <table:table-cell table:formula="of:=ROUNDDOWN([.$M$3]+([.$K$3]*[.$A12]))" office:value-type="float" office:value="39">
            <text:p>39</text:p>
          </table:table-cell>
          <table:table-cell table:formula="of:=ROUNDUP([.B12]/[.D12])" office:value-type="float" office:value="8">
            <text:p>8</text:p>
          </table:table-cell>
          <table:table-cell table:formula="of:=ROUNDUP([.B12]/[.C12])" office:value-type="float" office:value="10">
            <text:p>10</text:p>
          </table:table-cell>
          <table:table-cell table:formula="of:=[.G11]+[.E12]" office:value-type="float" office:value="75">
            <text:p>75</text:p>
          </table:table-cell>
          <table:table-cell table:formula="of:=[.H11]+[.F12]" office:value-type="float" office:value="85">
            <text:p>85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formula="of:=ROUNDDOWN([.$N$3]*([.$L$3]^([.A13]-1)))" office:value-type="float" office:value="334">
            <text:p>334</text:p>
          </table:table-cell>
          <table:table-cell table:formula="of:=ROUNDDOWN([.$M$3]+([.$J$3]*[.$A13]))" office:value-type="float" office:value="35">
            <text:p>35</text:p>
          </table:table-cell>
          <table:table-cell table:formula="of:=ROUNDDOWN([.$M$3]+([.$K$3]*[.$A13]))" office:value-type="float" office:value="41">
            <text:p>41</text:p>
          </table:table-cell>
          <table:table-cell table:formula="of:=ROUNDUP([.B13]/[.D13])" office:value-type="float" office:value="9">
            <text:p>9</text:p>
          </table:table-cell>
          <table:table-cell table:formula="of:=ROUNDUP([.B13]/[.C13])" office:value-type="float" office:value="10">
            <text:p>10</text:p>
          </table:table-cell>
          <table:table-cell table:formula="of:=[.G12]+[.E13]" office:value-type="float" office:value="84">
            <text:p>84</text:p>
          </table:table-cell>
          <table:table-cell table:formula="of:=[.H12]+[.F13]" office:value-type="float" office:value="95">
            <text:p>95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formula="of:=ROUNDDOWN([.$N$3]*([.$L$3]^([.A14]-1)))" office:value-type="float" office:value="373">
            <text:p>373</text:p>
          </table:table-cell>
          <table:table-cell table:formula="of:=ROUNDDOWN([.$M$3]+([.$J$3]*[.$A14]))" office:value-type="float" office:value="37">
            <text:p>37</text:p>
          </table:table-cell>
          <table:table-cell table:formula="of:=ROUNDDOWN([.$M$3]+([.$K$3]*[.$A14]))" office:value-type="float" office:value="43">
            <text:p>43</text:p>
          </table:table-cell>
          <table:table-cell table:formula="of:=ROUNDUP([.B14]/[.D14])" office:value-type="float" office:value="9">
            <text:p>9</text:p>
          </table:table-cell>
          <table:table-cell table:formula="of:=ROUNDUP([.B14]/[.C14])" office:value-type="float" office:value="11">
            <text:p>11</text:p>
          </table:table-cell>
          <table:table-cell table:formula="of:=[.G13]+[.E14]" office:value-type="float" office:value="93">
            <text:p>93</text:p>
          </table:table-cell>
          <table:table-cell table:formula="of:=[.H13]+[.F14]" office:value-type="float" office:value="106">
            <text:p>106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formula="of:=ROUNDDOWN([.$N$3]*([.$L$3]^([.A15]-1)))" office:value-type="float" office:value="416">
            <text:p>416</text:p>
          </table:table-cell>
          <table:table-cell table:formula="of:=ROUNDDOWN([.$M$3]+([.$J$3]*[.$A15]))" office:value-type="float" office:value="38">
            <text:p>38</text:p>
          </table:table-cell>
          <table:table-cell table:formula="of:=ROUNDDOWN([.$M$3]+([.$K$3]*[.$A15]))" office:value-type="float" office:value="45">
            <text:p>45</text:p>
          </table:table-cell>
          <table:table-cell table:formula="of:=ROUNDUP([.B15]/[.D15])" office:value-type="float" office:value="10">
            <text:p>10</text:p>
          </table:table-cell>
          <table:table-cell table:formula="of:=ROUNDUP([.B15]/[.C15])" office:value-type="float" office:value="11">
            <text:p>11</text:p>
          </table:table-cell>
          <table:table-cell table:formula="of:=[.G14]+[.E15]" office:value-type="float" office:value="103">
            <text:p>103</text:p>
          </table:table-cell>
          <table:table-cell table:formula="of:=[.H14]+[.F15]" office:value-type="float" office:value="117">
            <text:p>117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formula="of:=ROUNDDOWN([.$N$3]*([.$L$3]^([.A16]-1)))" office:value-type="float" office:value="464">
            <text:p>464</text:p>
          </table:table-cell>
          <table:table-cell table:formula="of:=ROUNDDOWN([.$M$3]+([.$J$3]*[.$A16]))" office:value-type="float" office:value="40">
            <text:p>40</text:p>
          </table:table-cell>
          <table:table-cell table:formula="of:=ROUNDDOWN([.$M$3]+([.$K$3]*[.$A16]))" office:value-type="float" office:value="48">
            <text:p>48</text:p>
          </table:table-cell>
          <table:table-cell table:formula="of:=ROUNDUP([.B16]/[.D16])" office:value-type="float" office:value="10">
            <text:p>10</text:p>
          </table:table-cell>
          <table:table-cell table:formula="of:=ROUNDUP([.B16]/[.C16])" office:value-type="float" office:value="12">
            <text:p>12</text:p>
          </table:table-cell>
          <table:table-cell table:formula="of:=[.G15]+[.E16]" office:value-type="float" office:value="113">
            <text:p>113</text:p>
          </table:table-cell>
          <table:table-cell table:formula="of:=[.H15]+[.F16]" office:value-type="float" office:value="129">
            <text:p>129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formula="of:=ROUNDDOWN([.$N$3]*([.$L$3]^([.A17]-1)))" office:value-type="float" office:value="518">
            <text:p>518</text:p>
          </table:table-cell>
          <table:table-cell table:formula="of:=ROUNDDOWN([.$M$3]+([.$J$3]*[.$A17]))" office:value-type="float" office:value="42">
            <text:p>42</text:p>
          </table:table-cell>
          <table:table-cell table:formula="of:=ROUNDDOWN([.$M$3]+([.$K$3]*[.$A17]))" office:value-type="float" office:value="50">
            <text:p>50</text:p>
          </table:table-cell>
          <table:table-cell table:formula="of:=ROUNDUP([.B17]/[.D17])" office:value-type="float" office:value="11">
            <text:p>11</text:p>
          </table:table-cell>
          <table:table-cell table:formula="of:=ROUNDUP([.B17]/[.C17])" office:value-type="float" office:value="13">
            <text:p>13</text:p>
          </table:table-cell>
          <table:table-cell table:formula="of:=[.G16]+[.E17]" office:value-type="float" office:value="124">
            <text:p>124</text:p>
          </table:table-cell>
          <table:table-cell table:formula="of:=[.H16]+[.F17]" office:value-type="float" office:value="142">
            <text:p>142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formula="of:=ROUNDDOWN([.$N$3]*([.$L$3]^([.A18]-1)))" office:value-type="float" office:value="578">
            <text:p>578</text:p>
          </table:table-cell>
          <table:table-cell table:formula="of:=ROUNDDOWN([.$M$3]+([.$J$3]*[.$A18]))" office:value-type="float" office:value="43">
            <text:p>43</text:p>
          </table:table-cell>
          <table:table-cell table:formula="of:=ROUNDDOWN([.$M$3]+([.$K$3]*[.$A18]))" office:value-type="float" office:value="52">
            <text:p>52</text:p>
          </table:table-cell>
          <table:table-cell table:formula="of:=ROUNDUP([.B18]/[.D18])" office:value-type="float" office:value="12">
            <text:p>12</text:p>
          </table:table-cell>
          <table:table-cell table:formula="of:=ROUNDUP([.B18]/[.C18])" office:value-type="float" office:value="14">
            <text:p>14</text:p>
          </table:table-cell>
          <table:table-cell table:formula="of:=[.G17]+[.E18]" office:value-type="float" office:value="136">
            <text:p>136</text:p>
          </table:table-cell>
          <table:table-cell table:formula="of:=[.H17]+[.F18]" office:value-type="float" office:value="156">
            <text:p>156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table:formula="of:=ROUNDDOWN([.$N$3]*([.$L$3]^([.A19]-1)))" office:value-type="float" office:value="646">
            <text:p>646</text:p>
          </table:table-cell>
          <table:table-cell table:formula="of:=ROUNDDOWN([.$M$3]+([.$J$3]*[.$A19]))" office:value-type="float" office:value="45">
            <text:p>45</text:p>
          </table:table-cell>
          <table:table-cell table:formula="of:=ROUNDDOWN([.$M$3]+([.$K$3]*[.$A19]))" office:value-type="float" office:value="54">
            <text:p>54</text:p>
          </table:table-cell>
          <table:table-cell table:formula="of:=ROUNDUP([.B19]/[.D19])" office:value-type="float" office:value="12">
            <text:p>12</text:p>
          </table:table-cell>
          <table:table-cell table:formula="of:=ROUNDUP([.B19]/[.C19])" office:value-type="float" office:value="15">
            <text:p>15</text:p>
          </table:table-cell>
          <table:table-cell table:formula="of:=[.G18]+[.E19]" office:value-type="float" office:value="148">
            <text:p>148</text:p>
          </table:table-cell>
          <table:table-cell table:formula="of:=[.H18]+[.F19]" office:value-type="float" office:value="171">
            <text:p>171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table:formula="of:=ROUNDDOWN([.$N$3]*([.$L$3]^([.A20]-1)))" office:value-type="float" office:value="721">
            <text:p>721</text:p>
          </table:table-cell>
          <table:table-cell table:formula="of:=ROUNDDOWN([.$M$3]+([.$J$3]*[.$A20]))" office:value-type="float" office:value="47">
            <text:p>47</text:p>
          </table:table-cell>
          <table:table-cell table:formula="of:=ROUNDDOWN([.$M$3]+([.$K$3]*[.$A20]))" office:value-type="float" office:value="56">
            <text:p>56</text:p>
          </table:table-cell>
          <table:table-cell table:formula="of:=ROUNDUP([.B20]/[.D20])" office:value-type="float" office:value="13">
            <text:p>13</text:p>
          </table:table-cell>
          <table:table-cell table:formula="of:=ROUNDUP([.B20]/[.C20])" office:value-type="float" office:value="16">
            <text:p>16</text:p>
          </table:table-cell>
          <table:table-cell table:formula="of:=[.G19]+[.E20]" office:value-type="float" office:value="161">
            <text:p>161</text:p>
          </table:table-cell>
          <table:table-cell table:formula="of:=[.H19]+[.F20]" office:value-type="float" office:value="187">
            <text:p>187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table:formula="of:=ROUNDDOWN([.$N$3]*([.$L$3]^([.A21]-1)))" office:value-type="float" office:value="804">
            <text:p>804</text:p>
          </table:table-cell>
          <table:table-cell table:formula="of:=ROUNDDOWN([.$M$3]+([.$J$3]*[.$A21]))" office:value-type="float" office:value="49">
            <text:p>49</text:p>
          </table:table-cell>
          <table:table-cell table:formula="of:=ROUNDDOWN([.$M$3]+([.$K$3]*[.$A21]))" office:value-type="float" office:value="59">
            <text:p>59</text:p>
          </table:table-cell>
          <table:table-cell table:formula="of:=ROUNDUP([.B21]/[.D21])" office:value-type="float" office:value="14">
            <text:p>14</text:p>
          </table:table-cell>
          <table:table-cell table:formula="of:=ROUNDUP([.B21]/[.C21])" office:value-type="float" office:value="17">
            <text:p>17</text:p>
          </table:table-cell>
          <table:table-cell table:formula="of:=[.G20]+[.E21]" office:value-type="float" office:value="175">
            <text:p>175</text:p>
          </table:table-cell>
          <table:table-cell table:formula="of:=[.H20]+[.F21]" office:value-type="float" office:value="204">
            <text:p>204</text:p>
          </table:table-cell>
          <table:table-cell table:number-columns-repeated="6"/>
        </table:table-row>
        <table:table-row table:style-name="ro2">
          <table:table-cell office:value-type="float" office:value="21">
            <text:p>21</text:p>
          </table:table-cell>
          <table:table-cell table:formula="of:=ROUNDDOWN([.$N$3]*([.$L$3]^([.A22]-1)))" office:value-type="float" office:value="898">
            <text:p>898</text:p>
          </table:table-cell>
          <table:table-cell table:formula="of:=ROUNDDOWN([.$M$3]+([.$J$3]*[.$A22]))" office:value-type="float" office:value="50">
            <text:p>50</text:p>
          </table:table-cell>
          <table:table-cell table:formula="of:=ROUNDDOWN([.$M$3]+([.$K$3]*[.$A22]))" office:value-type="float" office:value="61">
            <text:p>61</text:p>
          </table:table-cell>
          <table:table-cell table:formula="of:=ROUNDUP([.B22]/[.D22])" office:value-type="float" office:value="15">
            <text:p>15</text:p>
          </table:table-cell>
          <table:table-cell table:formula="of:=ROUNDUP([.B22]/[.C22])" office:value-type="float" office:value="18">
            <text:p>18</text:p>
          </table:table-cell>
          <table:table-cell table:formula="of:=[.G21]+[.E22]" office:value-type="float" office:value="190">
            <text:p>190</text:p>
          </table:table-cell>
          <table:table-cell table:formula="of:=[.H21]+[.F22]" office:value-type="float" office:value="222">
            <text:p>222</text:p>
          </table:table-cell>
          <table:table-cell table:number-columns-repeated="6"/>
        </table:table-row>
        <table:table-row table:style-name="ro2">
          <table:table-cell office:value-type="float" office:value="22">
            <text:p>22</text:p>
          </table:table-cell>
          <table:table-cell table:formula="of:=ROUNDDOWN([.$N$3]*([.$L$3]^([.A23]-1)))" office:value-type="float" office:value="1002">
            <text:p>1002</text:p>
          </table:table-cell>
          <table:table-cell table:formula="of:=ROUNDDOWN([.$M$3]+([.$J$3]*[.$A23]))" office:value-type="float" office:value="52">
            <text:p>52</text:p>
          </table:table-cell>
          <table:table-cell table:formula="of:=ROUNDDOWN([.$M$3]+([.$K$3]*[.$A23]))" office:value-type="float" office:value="63">
            <text:p>63</text:p>
          </table:table-cell>
          <table:table-cell table:formula="of:=ROUNDUP([.B23]/[.D23])" office:value-type="float" office:value="16">
            <text:p>16</text:p>
          </table:table-cell>
          <table:table-cell table:formula="of:=ROUNDUP([.B23]/[.C23])" office:value-type="float" office:value="20">
            <text:p>20</text:p>
          </table:table-cell>
          <table:table-cell table:formula="of:=[.G22]+[.E23]" office:value-type="float" office:value="206">
            <text:p>206</text:p>
          </table:table-cell>
          <table:table-cell table:formula="of:=[.H22]+[.F23]" office:value-type="float" office:value="242">
            <text:p>242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table:formula="of:=ROUNDDOWN([.$N$3]*([.$L$3]^([.A24]-1)))" office:value-type="float" office:value="1118">
            <text:p>1118</text:p>
          </table:table-cell>
          <table:table-cell table:formula="of:=ROUNDDOWN([.$M$3]+([.$J$3]*[.$A24]))" office:value-type="float" office:value="54">
            <text:p>54</text:p>
          </table:table-cell>
          <table:table-cell table:formula="of:=ROUNDDOWN([.$M$3]+([.$K$3]*[.$A24]))" office:value-type="float" office:value="65">
            <text:p>65</text:p>
          </table:table-cell>
          <table:table-cell table:formula="of:=ROUNDUP([.B24]/[.D24])" office:value-type="float" office:value="18">
            <text:p>18</text:p>
          </table:table-cell>
          <table:table-cell table:formula="of:=ROUNDUP([.B24]/[.C24])" office:value-type="float" office:value="21">
            <text:p>21</text:p>
          </table:table-cell>
          <table:table-cell table:formula="of:=[.G23]+[.E24]" office:value-type="float" office:value="224">
            <text:p>224</text:p>
          </table:table-cell>
          <table:table-cell table:formula="of:=[.H23]+[.F24]" office:value-type="float" office:value="263">
            <text:p>263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table:formula="of:=ROUNDDOWN([.$N$3]*([.$L$3]^([.A25]-1)))" office:value-type="float" office:value="1248">
            <text:p>1248</text:p>
          </table:table-cell>
          <table:table-cell table:formula="of:=ROUNDDOWN([.$M$3]+([.$J$3]*[.$A25]))" office:value-type="float" office:value="55">
            <text:p>55</text:p>
          </table:table-cell>
          <table:table-cell table:formula="of:=ROUNDDOWN([.$M$3]+([.$K$3]*[.$A25]))" office:value-type="float" office:value="67">
            <text:p>67</text:p>
          </table:table-cell>
          <table:table-cell table:formula="of:=ROUNDUP([.B25]/[.D25])" office:value-type="float" office:value="19">
            <text:p>19</text:p>
          </table:table-cell>
          <table:table-cell table:formula="of:=ROUNDUP([.B25]/[.C25])" office:value-type="float" office:value="23">
            <text:p>23</text:p>
          </table:table-cell>
          <table:table-cell table:formula="of:=[.G24]+[.E25]" office:value-type="float" office:value="243">
            <text:p>243</text:p>
          </table:table-cell>
          <table:table-cell table:formula="of:=[.H24]+[.F25]" office:value-type="float" office:value="286">
            <text:p>286</text:p>
          </table:table-cell>
          <table:table-cell table:number-columns-repeated="6"/>
        </table:table-row>
        <table:table-row table:style-name="ro2">
          <table:table-cell office:value-type="float" office:value="25">
            <text:p>25</text:p>
          </table:table-cell>
          <table:table-cell table:formula="of:=ROUNDDOWN([.$N$3]*([.$L$3]^([.A26]-1)))" office:value-type="float" office:value="1392">
            <text:p>1392</text:p>
          </table:table-cell>
          <table:table-cell table:formula="of:=ROUNDDOWN([.$M$3]+([.$J$3]*[.$A26]))" office:value-type="float" office:value="57">
            <text:p>57</text:p>
          </table:table-cell>
          <table:table-cell table:formula="of:=ROUNDDOWN([.$M$3]+([.$K$3]*[.$A26]))" office:value-type="float" office:value="70">
            <text:p>70</text:p>
          </table:table-cell>
          <table:table-cell table:formula="of:=ROUNDUP([.B26]/[.D26])" office:value-type="float" office:value="20">
            <text:p>20</text:p>
          </table:table-cell>
          <table:table-cell table:formula="of:=ROUNDUP([.B26]/[.C26])" office:value-type="float" office:value="25">
            <text:p>25</text:p>
          </table:table-cell>
          <table:table-cell table:formula="of:=[.G25]+[.E26]" office:value-type="float" office:value="263">
            <text:p>263</text:p>
          </table:table-cell>
          <table:table-cell table:formula="of:=[.H25]+[.F26]" office:value-type="float" office:value="311">
            <text:p>311</text:p>
          </table:table-cell>
          <table:table-cell table:number-columns-repeated="6"/>
        </table:table-row>
        <table:table-row table:style-name="ro2">
          <table:table-cell office:value-type="float" office:value="26">
            <text:p>26</text:p>
          </table:table-cell>
          <table:table-cell table:formula="of:=ROUNDDOWN([.$N$3]*([.$L$3]^([.A27]-1)))" office:value-type="float" office:value="1554">
            <text:p>1554</text:p>
          </table:table-cell>
          <table:table-cell table:formula="of:=ROUNDDOWN([.$M$3]+([.$J$3]*[.$A27]))" office:value-type="float" office:value="59">
            <text:p>59</text:p>
          </table:table-cell>
          <table:table-cell table:formula="of:=ROUNDDOWN([.$M$3]+([.$K$3]*[.$A27]))" office:value-type="float" office:value="72">
            <text:p>72</text:p>
          </table:table-cell>
          <table:table-cell table:formula="of:=ROUNDUP([.B27]/[.D27])" office:value-type="float" office:value="22">
            <text:p>22</text:p>
          </table:table-cell>
          <table:table-cell table:formula="of:=ROUNDUP([.B27]/[.C27])" office:value-type="float" office:value="27">
            <text:p>27</text:p>
          </table:table-cell>
          <table:table-cell table:formula="of:=[.G26]+[.E27]" office:value-type="float" office:value="285">
            <text:p>285</text:p>
          </table:table-cell>
          <table:table-cell table:formula="of:=[.H26]+[.F27]" office:value-type="float" office:value="338">
            <text:p>338</text:p>
          </table:table-cell>
          <table:table-cell table:number-columns-repeated="6"/>
        </table:table-row>
        <table:table-row table:style-name="ro2">
          <table:table-cell office:value-type="float" office:value="27">
            <text:p>27</text:p>
          </table:table-cell>
          <table:table-cell table:formula="of:=ROUNDDOWN([.$N$3]*([.$L$3]^([.A28]-1)))" office:value-type="float" office:value="1734">
            <text:p>1734</text:p>
          </table:table-cell>
          <table:table-cell table:formula="of:=ROUNDDOWN([.$M$3]+([.$J$3]*[.$A28]))" office:value-type="float" office:value="60">
            <text:p>60</text:p>
          </table:table-cell>
          <table:table-cell table:formula="of:=ROUNDDOWN([.$M$3]+([.$K$3]*[.$A28]))" office:value-type="float" office:value="74">
            <text:p>74</text:p>
          </table:table-cell>
          <table:table-cell table:formula="of:=ROUNDUP([.B28]/[.D28])" office:value-type="float" office:value="24">
            <text:p>24</text:p>
          </table:table-cell>
          <table:table-cell table:formula="of:=ROUNDUP([.B28]/[.C28])" office:value-type="float" office:value="29">
            <text:p>29</text:p>
          </table:table-cell>
          <table:table-cell table:formula="of:=[.G27]+[.E28]" office:value-type="float" office:value="309">
            <text:p>309</text:p>
          </table:table-cell>
          <table:table-cell table:formula="of:=[.H27]+[.F28]" office:value-type="float" office:value="367">
            <text:p>367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table:formula="of:=ROUNDDOWN([.$N$3]*([.$L$3]^([.A29]-1)))" office:value-type="float" office:value="1936">
            <text:p>1936</text:p>
          </table:table-cell>
          <table:table-cell table:formula="of:=ROUNDDOWN([.$M$3]+([.$J$3]*[.$A29]))" office:value-type="float" office:value="62">
            <text:p>62</text:p>
          </table:table-cell>
          <table:table-cell table:formula="of:=ROUNDDOWN([.$M$3]+([.$K$3]*[.$A29]))" office:value-type="float" office:value="76">
            <text:p>76</text:p>
          </table:table-cell>
          <table:table-cell table:formula="of:=ROUNDUP([.B29]/[.D29])" office:value-type="float" office:value="26">
            <text:p>26</text:p>
          </table:table-cell>
          <table:table-cell table:formula="of:=ROUNDUP([.B29]/[.C29])" office:value-type="float" office:value="32">
            <text:p>32</text:p>
          </table:table-cell>
          <table:table-cell table:formula="of:=[.G28]+[.E29]" office:value-type="float" office:value="335">
            <text:p>335</text:p>
          </table:table-cell>
          <table:table-cell table:formula="of:=[.H28]+[.F29]" office:value-type="float" office:value="399">
            <text:p>399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table:formula="of:=ROUNDDOWN([.$N$3]*([.$L$3]^([.A30]-1)))" office:value-type="float" office:value="2160">
            <text:p>2160</text:p>
          </table:table-cell>
          <table:table-cell table:formula="of:=ROUNDDOWN([.$M$3]+([.$J$3]*[.$A30]))" office:value-type="float" office:value="64">
            <text:p>64</text:p>
          </table:table-cell>
          <table:table-cell table:formula="of:=ROUNDDOWN([.$M$3]+([.$K$3]*[.$A30]))" office:value-type="float" office:value="78">
            <text:p>78</text:p>
          </table:table-cell>
          <table:table-cell table:formula="of:=ROUNDUP([.B30]/[.D30])" office:value-type="float" office:value="28">
            <text:p>28</text:p>
          </table:table-cell>
          <table:table-cell table:formula="of:=ROUNDUP([.B30]/[.C30])" office:value-type="float" office:value="34">
            <text:p>34</text:p>
          </table:table-cell>
          <table:table-cell table:formula="of:=[.G29]+[.E30]" office:value-type="float" office:value="363">
            <text:p>363</text:p>
          </table:table-cell>
          <table:table-cell table:formula="of:=[.H29]+[.F30]" office:value-type="float" office:value="433">
            <text:p>433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table:formula="of:=ROUNDDOWN([.$N$3]*([.$L$3]^([.A31]-1)))" office:value-type="float" office:value="2411">
            <text:p>2411</text:p>
          </table:table-cell>
          <table:table-cell table:formula="of:=ROUNDDOWN([.$M$3]+([.$J$3]*[.$A31]))" office:value-type="float" office:value="66">
            <text:p>66</text:p>
          </table:table-cell>
          <table:table-cell table:formula="of:=ROUNDDOWN([.$M$3]+([.$K$3]*[.$A31]))" office:value-type="float" office:value="81">
            <text:p>81</text:p>
          </table:table-cell>
          <table:table-cell table:formula="of:=ROUNDUP([.B31]/[.D31])" office:value-type="float" office:value="30">
            <text:p>30</text:p>
          </table:table-cell>
          <table:table-cell table:formula="of:=ROUNDUP([.B31]/[.C31])" office:value-type="float" office:value="37">
            <text:p>37</text:p>
          </table:table-cell>
          <table:table-cell table:formula="of:=[.G30]+[.E31]" office:value-type="float" office:value="393">
            <text:p>393</text:p>
          </table:table-cell>
          <table:table-cell table:formula="of:=[.H30]+[.F31]" office:value-type="float" office:value="470">
            <text:p>470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table:formula="of:=ROUNDDOWN([.$N$3]*([.$L$3]^([.A32]-1)))" office:value-type="float" office:value="2691">
            <text:p>2691</text:p>
          </table:table-cell>
          <table:table-cell table:formula="of:=ROUNDDOWN([.$M$3]+([.$J$3]*[.$A32]))" office:value-type="float" office:value="67">
            <text:p>67</text:p>
          </table:table-cell>
          <table:table-cell table:formula="of:=ROUNDDOWN([.$M$3]+([.$K$3]*[.$A32]))" office:value-type="float" office:value="83">
            <text:p>83</text:p>
          </table:table-cell>
          <table:table-cell table:formula="of:=ROUNDUP([.B32]/[.D32])" office:value-type="float" office:value="33">
            <text:p>33</text:p>
          </table:table-cell>
          <table:table-cell table:formula="of:=ROUNDUP([.B32]/[.C32])" office:value-type="float" office:value="41">
            <text:p>41</text:p>
          </table:table-cell>
          <table:table-cell table:formula="of:=[.G31]+[.E32]" office:value-type="float" office:value="426">
            <text:p>426</text:p>
          </table:table-cell>
          <table:table-cell table:formula="of:=[.H31]+[.F32]" office:value-type="float" office:value="511">
            <text:p>511</text:p>
          </table:table-cell>
          <table:table-cell table:number-columns-repeated="6"/>
        </table:table-row>
        <table:table-row table:style-name="ro2">
          <table:table-cell office:value-type="float" office:value="32">
            <text:p>32</text:p>
          </table:table-cell>
          <table:table-cell table:formula="of:=ROUNDDOWN([.$N$3]*([.$L$3]^([.A33]-1)))" office:value-type="float" office:value="3003">
            <text:p>3003</text:p>
          </table:table-cell>
          <table:table-cell table:formula="of:=ROUNDDOWN([.$M$3]+([.$J$3]*[.$A33]))" office:value-type="float" office:value="69">
            <text:p>69</text:p>
          </table:table-cell>
          <table:table-cell table:formula="of:=ROUNDDOWN([.$M$3]+([.$K$3]*[.$A33]))" office:value-type="float" office:value="85">
            <text:p>85</text:p>
          </table:table-cell>
          <table:table-cell table:formula="of:=ROUNDUP([.B33]/[.D33])" office:value-type="float" office:value="36">
            <text:p>36</text:p>
          </table:table-cell>
          <table:table-cell table:formula="of:=ROUNDUP([.B33]/[.C33])" office:value-type="float" office:value="44">
            <text:p>44</text:p>
          </table:table-cell>
          <table:table-cell table:formula="of:=[.G32]+[.E33]" office:value-type="float" office:value="462">
            <text:p>462</text:p>
          </table:table-cell>
          <table:table-cell table:formula="of:=[.H32]+[.F33]" office:value-type="float" office:value="555">
            <text:p>555</text:p>
          </table:table-cell>
          <table:table-cell table:number-columns-repeated="6"/>
        </table:table-row>
        <table:table-row table:style-name="ro2">
          <table:table-cell office:value-type="float" office:value="33">
            <text:p>33</text:p>
          </table:table-cell>
          <table:table-cell table:formula="of:=ROUNDDOWN([.$N$3]*([.$L$3]^([.A34]-1)))" office:value-type="float" office:value="3351">
            <text:p>3351</text:p>
          </table:table-cell>
          <table:table-cell table:formula="of:=ROUNDDOWN([.$M$3]+([.$J$3]*[.$A34]))" office:value-type="float" office:value="71">
            <text:p>71</text:p>
          </table:table-cell>
          <table:table-cell table:formula="of:=ROUNDDOWN([.$M$3]+([.$K$3]*[.$A34]))" office:value-type="float" office:value="87">
            <text:p>87</text:p>
          </table:table-cell>
          <table:table-cell table:formula="of:=ROUNDUP([.B34]/[.D34])" office:value-type="float" office:value="39">
            <text:p>39</text:p>
          </table:table-cell>
          <table:table-cell table:formula="of:=ROUNDUP([.B34]/[.C34])" office:value-type="float" office:value="48">
            <text:p>48</text:p>
          </table:table-cell>
          <table:table-cell table:formula="of:=[.G33]+[.E34]" office:value-type="float" office:value="501">
            <text:p>501</text:p>
          </table:table-cell>
          <table:table-cell table:formula="of:=[.H33]+[.F34]" office:value-type="float" office:value="603">
            <text:p>603</text:p>
          </table:table-cell>
          <table:table-cell table:number-columns-repeated="6"/>
        </table:table-row>
        <table:table-row table:style-name="ro2">
          <table:table-cell office:value-type="float" office:value="34">
            <text:p>34</text:p>
          </table:table-cell>
          <table:table-cell table:formula="of:=ROUNDDOWN([.$N$3]*([.$L$3]^([.A35]-1)))" office:value-type="float" office:value="3740">
            <text:p>3740</text:p>
          </table:table-cell>
          <table:table-cell table:formula="of:=ROUNDDOWN([.$M$3]+([.$J$3]*[.$A35]))" office:value-type="float" office:value="72">
            <text:p>72</text:p>
          </table:table-cell>
          <table:table-cell table:formula="of:=ROUNDDOWN([.$M$3]+([.$K$3]*[.$A35]))" office:value-type="float" office:value="89">
            <text:p>89</text:p>
          </table:table-cell>
          <table:table-cell table:formula="of:=ROUNDUP([.B35]/[.D35])" office:value-type="float" office:value="43">
            <text:p>43</text:p>
          </table:table-cell>
          <table:table-cell table:formula="of:=ROUNDUP([.B35]/[.C35])" office:value-type="float" office:value="52">
            <text:p>52</text:p>
          </table:table-cell>
          <table:table-cell table:formula="of:=[.G34]+[.E35]" office:value-type="float" office:value="544">
            <text:p>544</text:p>
          </table:table-cell>
          <table:table-cell table:formula="of:=[.H34]+[.F35]" office:value-type="float" office:value="655">
            <text:p>655</text:p>
          </table:table-cell>
          <table:table-cell table:number-columns-repeated="6"/>
        </table:table-row>
        <table:table-row table:style-name="ro2">
          <table:table-cell office:value-type="float" office:value="35">
            <text:p>35</text:p>
          </table:table-cell>
          <table:table-cell table:formula="of:=ROUNDDOWN([.$N$3]*([.$L$3]^([.A36]-1)))" office:value-type="float" office:value="4174">
            <text:p>4174</text:p>
          </table:table-cell>
          <table:table-cell table:formula="of:=ROUNDDOWN([.$M$3]+([.$J$3]*[.$A36]))" office:value-type="float" office:value="74">
            <text:p>74</text:p>
          </table:table-cell>
          <table:table-cell table:formula="of:=ROUNDDOWN([.$M$3]+([.$K$3]*[.$A36]))" office:value-type="float" office:value="92">
            <text:p>92</text:p>
          </table:table-cell>
          <table:table-cell table:formula="of:=ROUNDUP([.B36]/[.D36])" office:value-type="float" office:value="46">
            <text:p>46</text:p>
          </table:table-cell>
          <table:table-cell table:formula="of:=ROUNDUP([.B36]/[.C36])" office:value-type="float" office:value="57">
            <text:p>57</text:p>
          </table:table-cell>
          <table:table-cell table:formula="of:=[.G35]+[.E36]" office:value-type="float" office:value="590">
            <text:p>590</text:p>
          </table:table-cell>
          <table:table-cell table:formula="of:=[.H35]+[.F36]" office:value-type="float" office:value="712">
            <text:p>712</text:p>
          </table:table-cell>
          <table:table-cell table:number-columns-repeated="6"/>
        </table:table-row>
        <table:table-row table:style-name="ro2">
          <table:table-cell office:value-type="float" office:value="36">
            <text:p>36</text:p>
          </table:table-cell>
          <table:table-cell table:formula="of:=ROUNDDOWN([.$N$3]*([.$L$3]^([.A37]-1)))" office:value-type="float" office:value="4658">
            <text:p>4658</text:p>
          </table:table-cell>
          <table:table-cell table:formula="of:=ROUNDDOWN([.$M$3]+([.$J$3]*[.$A37]))" office:value-type="float" office:value="76">
            <text:p>76</text:p>
          </table:table-cell>
          <table:table-cell table:formula="of:=ROUNDDOWN([.$M$3]+([.$K$3]*[.$A37]))" office:value-type="float" office:value="94">
            <text:p>94</text:p>
          </table:table-cell>
          <table:table-cell table:formula="of:=ROUNDUP([.B37]/[.D37])" office:value-type="float" office:value="50">
            <text:p>50</text:p>
          </table:table-cell>
          <table:table-cell table:formula="of:=ROUNDUP([.B37]/[.C37])" office:value-type="float" office:value="62">
            <text:p>62</text:p>
          </table:table-cell>
          <table:table-cell table:formula="of:=[.G36]+[.E37]" office:value-type="float" office:value="640">
            <text:p>640</text:p>
          </table:table-cell>
          <table:table-cell table:formula="of:=[.H36]+[.F37]" office:value-type="float" office:value="774">
            <text:p>774</text:p>
          </table:table-cell>
          <table:table-cell table:number-columns-repeated="6"/>
        </table:table-row>
        <table:table-row table:style-name="ro2">
          <table:table-cell office:value-type="float" office:value="37">
            <text:p>37</text:p>
          </table:table-cell>
          <table:table-cell table:formula="of:=ROUNDDOWN([.$N$3]*([.$L$3]^([.A38]-1)))" office:value-type="float" office:value="5198">
            <text:p>5198</text:p>
          </table:table-cell>
          <table:table-cell table:formula="of:=ROUNDDOWN([.$M$3]+([.$J$3]*[.$A38]))" office:value-type="float" office:value="77">
            <text:p>77</text:p>
          </table:table-cell>
          <table:table-cell table:formula="of:=ROUNDDOWN([.$M$3]+([.$K$3]*[.$A38]))" office:value-type="float" office:value="96">
            <text:p>96</text:p>
          </table:table-cell>
          <table:table-cell table:formula="of:=ROUNDUP([.B38]/[.D38])" office:value-type="float" office:value="55">
            <text:p>55</text:p>
          </table:table-cell>
          <table:table-cell table:formula="of:=ROUNDUP([.B38]/[.C38])" office:value-type="float" office:value="68">
            <text:p>68</text:p>
          </table:table-cell>
          <table:table-cell table:formula="of:=[.G37]+[.E38]" office:value-type="float" office:value="695">
            <text:p>695</text:p>
          </table:table-cell>
          <table:table-cell table:formula="of:=[.H37]+[.F38]" office:value-type="float" office:value="842">
            <text:p>842</text:p>
          </table:table-cell>
          <table:table-cell table:number-columns-repeated="6"/>
        </table:table-row>
        <table:table-row table:style-name="ro2">
          <table:table-cell office:value-type="float" office:value="38">
            <text:p>38</text:p>
          </table:table-cell>
          <table:table-cell table:formula="of:=ROUNDDOWN([.$N$3]*([.$L$3]^([.A39]-1)))" office:value-type="float" office:value="5801">
            <text:p>5801</text:p>
          </table:table-cell>
          <table:table-cell table:formula="of:=ROUNDDOWN([.$M$3]+([.$J$3]*[.$A39]))" office:value-type="float" office:value="79">
            <text:p>79</text:p>
          </table:table-cell>
          <table:table-cell table:formula="of:=ROUNDDOWN([.$M$3]+([.$K$3]*[.$A39]))" office:value-type="float" office:value="98">
            <text:p>98</text:p>
          </table:table-cell>
          <table:table-cell table:formula="of:=ROUNDUP([.B39]/[.D39])" office:value-type="float" office:value="60">
            <text:p>60</text:p>
          </table:table-cell>
          <table:table-cell table:formula="of:=ROUNDUP([.B39]/[.C39])" office:value-type="float" office:value="74">
            <text:p>74</text:p>
          </table:table-cell>
          <table:table-cell table:formula="of:=[.G38]+[.E39]" office:value-type="float" office:value="755">
            <text:p>755</text:p>
          </table:table-cell>
          <table:table-cell table:formula="of:=[.H38]+[.F39]" office:value-type="float" office:value="916">
            <text:p>916</text:p>
          </table:table-cell>
          <table:table-cell table:number-columns-repeated="6"/>
        </table:table-row>
        <table:table-row table:style-name="ro2">
          <table:table-cell office:value-type="float" office:value="39">
            <text:p>39</text:p>
          </table:table-cell>
          <table:table-cell table:formula="of:=ROUNDDOWN([.$N$3]*([.$L$3]^([.A40]-1)))" office:value-type="float" office:value="6474">
            <text:p>6474</text:p>
          </table:table-cell>
          <table:table-cell table:formula="of:=ROUNDDOWN([.$M$3]+([.$J$3]*[.$A40]))" office:value-type="float" office:value="81">
            <text:p>81</text:p>
          </table:table-cell>
          <table:table-cell table:formula="of:=ROUNDDOWN([.$M$3]+([.$K$3]*[.$A40]))" office:value-type="float" office:value="100">
            <text:p>100</text:p>
          </table:table-cell>
          <table:table-cell table:formula="of:=ROUNDUP([.B40]/[.D40])" office:value-type="float" office:value="65">
            <text:p>65</text:p>
          </table:table-cell>
          <table:table-cell table:formula="of:=ROUNDUP([.B40]/[.C40])" office:value-type="float" office:value="80">
            <text:p>80</text:p>
          </table:table-cell>
          <table:table-cell table:formula="of:=[.G39]+[.E40]" office:value-type="float" office:value="820">
            <text:p>820</text:p>
          </table:table-cell>
          <table:table-cell table:formula="of:=[.H39]+[.F40]" office:value-type="float" office:value="996">
            <text:p>996</text:p>
          </table:table-cell>
          <table:table-cell table:number-columns-repeated="6"/>
        </table:table-row>
        <table:table-row table:style-name="ro2">
          <table:table-cell office:value-type="float" office:value="40">
            <text:p>40</text:p>
          </table:table-cell>
          <table:table-cell table:formula="of:=ROUNDDOWN([.$N$3]*([.$L$3]^([.A41]-1)))" office:value-type="float" office:value="7226">
            <text:p>7226</text:p>
          </table:table-cell>
          <table:table-cell table:formula="of:=ROUNDDOWN([.$M$3]+([.$J$3]*[.$A41]))" office:value-type="float" office:value="83">
            <text:p>83</text:p>
          </table:table-cell>
          <table:table-cell table:formula="of:=ROUNDDOWN([.$M$3]+([.$K$3]*[.$A41]))" office:value-type="float" office:value="103">
            <text:p>103</text:p>
          </table:table-cell>
          <table:table-cell table:formula="of:=ROUNDUP([.B41]/[.D41])" office:value-type="float" office:value="71">
            <text:p>71</text:p>
          </table:table-cell>
          <table:table-cell table:formula="of:=ROUNDUP([.B41]/[.C41])" office:value-type="float" office:value="88">
            <text:p>88</text:p>
          </table:table-cell>
          <table:table-cell table:formula="of:=[.G40]+[.E41]" office:value-type="float" office:value="891">
            <text:p>891</text:p>
          </table:table-cell>
          <table:table-cell table:formula="of:=[.H40]+[.F41]" office:value-type="float" office:value="1084">
            <text:p>1084</text:p>
          </table:table-cell>
          <table:table-cell table:number-columns-repeated="6"/>
        </table:table-row>
        <table:table-row table:style-name="ro2">
          <table:table-cell office:value-type="float" office:value="41">
            <text:p>41</text:p>
          </table:table-cell>
          <table:table-cell table:formula="of:=ROUNDDOWN([.$N$3]*([.$L$3]^([.A42]-1)))" office:value-type="float" office:value="8064">
            <text:p>8064</text:p>
          </table:table-cell>
          <table:table-cell table:formula="of:=ROUNDDOWN([.$M$3]+([.$J$3]*[.$A42]))" office:value-type="float" office:value="84">
            <text:p>84</text:p>
          </table:table-cell>
          <table:table-cell table:formula="of:=ROUNDDOWN([.$M$3]+([.$K$3]*[.$A42]))" office:value-type="float" office:value="105">
            <text:p>105</text:p>
          </table:table-cell>
          <table:table-cell table:formula="of:=ROUNDUP([.B42]/[.D42])" office:value-type="float" office:value="77">
            <text:p>77</text:p>
          </table:table-cell>
          <table:table-cell table:formula="of:=ROUNDUP([.B42]/[.C42])" office:value-type="float" office:value="96">
            <text:p>96</text:p>
          </table:table-cell>
          <table:table-cell table:formula="of:=[.G41]+[.E42]" office:value-type="float" office:value="968">
            <text:p>968</text:p>
          </table:table-cell>
          <table:table-cell table:formula="of:=[.H41]+[.F42]" office:value-type="float" office:value="1180">
            <text:p>1180</text:p>
          </table:table-cell>
          <table:table-cell table:number-columns-repeated="6"/>
        </table:table-row>
        <table:table-row table:style-name="ro2">
          <table:table-cell office:value-type="float" office:value="42">
            <text:p>42</text:p>
          </table:table-cell>
          <table:table-cell table:formula="of:=ROUNDDOWN([.$N$3]*([.$L$3]^([.A43]-1)))" office:value-type="float" office:value="8999">
            <text:p>8999</text:p>
          </table:table-cell>
          <table:table-cell table:formula="of:=ROUNDDOWN([.$M$3]+([.$J$3]*[.$A43]))" office:value-type="float" office:value="86">
            <text:p>86</text:p>
          </table:table-cell>
          <table:table-cell table:formula="of:=ROUNDDOWN([.$M$3]+([.$K$3]*[.$A43]))" office:value-type="float" office:value="107">
            <text:p>107</text:p>
          </table:table-cell>
          <table:table-cell table:formula="of:=ROUNDUP([.B43]/[.D43])" office:value-type="float" office:value="85">
            <text:p>85</text:p>
          </table:table-cell>
          <table:table-cell table:formula="of:=ROUNDUP([.B43]/[.C43])" office:value-type="float" office:value="105">
            <text:p>105</text:p>
          </table:table-cell>
          <table:table-cell table:formula="of:=[.G42]+[.E43]" office:value-type="float" office:value="1053">
            <text:p>1053</text:p>
          </table:table-cell>
          <table:table-cell table:formula="of:=[.H42]+[.F43]" office:value-type="float" office:value="1285">
            <text:p>1285</text:p>
          </table:table-cell>
          <table:table-cell table:number-columns-repeated="6"/>
        </table:table-row>
        <table:table-row table:style-name="ro2">
          <table:table-cell office:value-type="float" office:value="43">
            <text:p>43</text:p>
          </table:table-cell>
          <table:table-cell table:formula="of:=ROUNDDOWN([.$N$3]*([.$L$3]^([.A44]-1)))" office:value-type="float" office:value="10043">
            <text:p>10043</text:p>
          </table:table-cell>
          <table:table-cell table:formula="of:=ROUNDDOWN([.$M$3]+([.$J$3]*[.$A44]))" office:value-type="float" office:value="88">
            <text:p>88</text:p>
          </table:table-cell>
          <table:table-cell table:formula="of:=ROUNDDOWN([.$M$3]+([.$K$3]*[.$A44]))" office:value-type="float" office:value="109">
            <text:p>109</text:p>
          </table:table-cell>
          <table:table-cell table:formula="of:=ROUNDUP([.B44]/[.D44])" office:value-type="float" office:value="93">
            <text:p>93</text:p>
          </table:table-cell>
          <table:table-cell table:formula="of:=ROUNDUP([.B44]/[.C44])" office:value-type="float" office:value="115">
            <text:p>115</text:p>
          </table:table-cell>
          <table:table-cell table:formula="of:=[.G43]+[.E44]" office:value-type="float" office:value="1146">
            <text:p>1146</text:p>
          </table:table-cell>
          <table:table-cell table:formula="of:=[.H43]+[.F44]" office:value-type="float" office:value="1400">
            <text:p>1400</text:p>
          </table:table-cell>
          <table:table-cell table:number-columns-repeated="6"/>
        </table:table-row>
        <table:table-row table:style-name="ro2">
          <table:table-cell office:value-type="float" office:value="44">
            <text:p>44</text:p>
          </table:table-cell>
          <table:table-cell table:formula="of:=ROUNDDOWN([.$N$3]*([.$L$3]^([.A45]-1)))" office:value-type="float" office:value="11208">
            <text:p>11208</text:p>
          </table:table-cell>
          <table:table-cell table:formula="of:=ROUNDDOWN([.$M$3]+([.$J$3]*[.$A45]))" office:value-type="float" office:value="89">
            <text:p>89</text:p>
          </table:table-cell>
          <table:table-cell table:formula="of:=ROUNDDOWN([.$M$3]+([.$K$3]*[.$A45]))" office:value-type="float" office:value="111">
            <text:p>111</text:p>
          </table:table-cell>
          <table:table-cell table:formula="of:=ROUNDUP([.B45]/[.D45])" office:value-type="float" office:value="101">
            <text:p>101</text:p>
          </table:table-cell>
          <table:table-cell table:formula="of:=ROUNDUP([.B45]/[.C45])" office:value-type="float" office:value="126">
            <text:p>126</text:p>
          </table:table-cell>
          <table:table-cell table:formula="of:=[.G44]+[.E45]" office:value-type="float" office:value="1247">
            <text:p>1247</text:p>
          </table:table-cell>
          <table:table-cell table:formula="of:=[.H44]+[.F45]" office:value-type="float" office:value="1526">
            <text:p>1526</text:p>
          </table:table-cell>
          <table:table-cell table:number-columns-repeated="6"/>
        </table:table-row>
        <table:table-row table:style-name="ro2">
          <table:table-cell office:value-type="float" office:value="45">
            <text:p>45</text:p>
          </table:table-cell>
          <table:table-cell table:formula="of:=ROUNDDOWN([.$N$3]*([.$L$3]^([.A46]-1)))" office:value-type="float" office:value="12509">
            <text:p>12509</text:p>
          </table:table-cell>
          <table:table-cell table:formula="of:=ROUNDDOWN([.$M$3]+([.$J$3]*[.$A46]))" office:value-type="float" office:value="91">
            <text:p>91</text:p>
          </table:table-cell>
          <table:table-cell table:formula="of:=ROUNDDOWN([.$M$3]+([.$K$3]*[.$A46]))" office:value-type="float" office:value="114">
            <text:p>114</text:p>
          </table:table-cell>
          <table:table-cell table:formula="of:=ROUNDUP([.B46]/[.D46])" office:value-type="float" office:value="110">
            <text:p>110</text:p>
          </table:table-cell>
          <table:table-cell table:formula="of:=ROUNDUP([.B46]/[.C46])" office:value-type="float" office:value="138">
            <text:p>138</text:p>
          </table:table-cell>
          <table:table-cell table:formula="of:=[.G45]+[.E46]" office:value-type="float" office:value="1357">
            <text:p>1357</text:p>
          </table:table-cell>
          <table:table-cell table:formula="of:=[.H45]+[.F46]" office:value-type="float" office:value="1664">
            <text:p>1664</text:p>
          </table:table-cell>
          <table:table-cell table:number-columns-repeated="6"/>
        </table:table-row>
        <table:table-row table:style-name="ro2">
          <table:table-cell office:value-type="float" office:value="46">
            <text:p>46</text:p>
          </table:table-cell>
          <table:table-cell table:formula="of:=ROUNDDOWN([.$N$3]*([.$L$3]^([.A47]-1)))" office:value-type="float" office:value="13960">
            <text:p>13960</text:p>
          </table:table-cell>
          <table:table-cell table:formula="of:=ROUNDDOWN([.$M$3]+([.$J$3]*[.$A47]))" office:value-type="float" office:value="93">
            <text:p>93</text:p>
          </table:table-cell>
          <table:table-cell table:formula="of:=ROUNDDOWN([.$M$3]+([.$K$3]*[.$A47]))" office:value-type="float" office:value="116">
            <text:p>116</text:p>
          </table:table-cell>
          <table:table-cell table:formula="of:=ROUNDUP([.B47]/[.D47])" office:value-type="float" office:value="121">
            <text:p>121</text:p>
          </table:table-cell>
          <table:table-cell table:formula="of:=ROUNDUP([.B47]/[.C47])" office:value-type="float" office:value="151">
            <text:p>151</text:p>
          </table:table-cell>
          <table:table-cell table:formula="of:=[.G46]+[.E47]" office:value-type="float" office:value="1478">
            <text:p>1478</text:p>
          </table:table-cell>
          <table:table-cell table:formula="of:=[.H46]+[.F47]" office:value-type="float" office:value="1815">
            <text:p>1815</text:p>
          </table:table-cell>
          <table:table-cell table:number-columns-repeated="6"/>
        </table:table-row>
        <table:table-row table:style-name="ro2">
          <table:table-cell office:value-type="float" office:value="47">
            <text:p>47</text:p>
          </table:table-cell>
          <table:table-cell table:formula="of:=ROUNDDOWN([.$N$3]*([.$L$3]^([.A48]-1)))" office:value-type="float" office:value="15579">
            <text:p>15579</text:p>
          </table:table-cell>
          <table:table-cell table:formula="of:=ROUNDDOWN([.$M$3]+([.$J$3]*[.$A48]))" office:value-type="float" office:value="94">
            <text:p>94</text:p>
          </table:table-cell>
          <table:table-cell table:formula="of:=ROUNDDOWN([.$M$3]+([.$K$3]*[.$A48]))" office:value-type="float" office:value="118">
            <text:p>118</text:p>
          </table:table-cell>
          <table:table-cell table:formula="of:=ROUNDUP([.B48]/[.D48])" office:value-type="float" office:value="133">
            <text:p>133</text:p>
          </table:table-cell>
          <table:table-cell table:formula="of:=ROUNDUP([.B48]/[.C48])" office:value-type="float" office:value="166">
            <text:p>166</text:p>
          </table:table-cell>
          <table:table-cell table:formula="of:=[.G47]+[.E48]" office:value-type="float" office:value="1611">
            <text:p>1611</text:p>
          </table:table-cell>
          <table:table-cell table:formula="of:=[.H47]+[.F48]" office:value-type="float" office:value="1981">
            <text:p>1981</text:p>
          </table:table-cell>
          <table:table-cell table:number-columns-repeated="6"/>
        </table:table-row>
        <table:table-row table:style-name="ro2">
          <table:table-cell office:value-type="float" office:value="48">
            <text:p>48</text:p>
          </table:table-cell>
          <table:table-cell table:formula="of:=ROUNDDOWN([.$N$3]*([.$L$3]^([.A49]-1)))" office:value-type="float" office:value="17386">
            <text:p>17386</text:p>
          </table:table-cell>
          <table:table-cell table:formula="of:=ROUNDDOWN([.$M$3]+([.$J$3]*[.$A49]))" office:value-type="float" office:value="96">
            <text:p>96</text:p>
          </table:table-cell>
          <table:table-cell table:formula="of:=ROUNDDOWN([.$M$3]+([.$K$3]*[.$A49]))" office:value-type="float" office:value="120">
            <text:p>120</text:p>
          </table:table-cell>
          <table:table-cell table:formula="of:=ROUNDUP([.B49]/[.D49])" office:value-type="float" office:value="145">
            <text:p>145</text:p>
          </table:table-cell>
          <table:table-cell table:formula="of:=ROUNDUP([.B49]/[.C49])" office:value-type="float" office:value="182">
            <text:p>182</text:p>
          </table:table-cell>
          <table:table-cell table:formula="of:=[.G48]+[.E49]" office:value-type="float" office:value="1756">
            <text:p>1756</text:p>
          </table:table-cell>
          <table:table-cell table:formula="of:=[.H48]+[.F49]" office:value-type="float" office:value="2163">
            <text:p>2163</text:p>
          </table:table-cell>
          <table:table-cell table:number-columns-repeated="6"/>
        </table:table-row>
        <table:table-row table:style-name="ro2">
          <table:table-cell office:value-type="float" office:value="49">
            <text:p>49</text:p>
          </table:table-cell>
          <table:table-cell table:formula="of:=ROUNDDOWN([.$N$3]*([.$L$3]^([.A50]-1)))" office:value-type="float" office:value="19403">
            <text:p>19403</text:p>
          </table:table-cell>
          <table:table-cell table:formula="of:=ROUNDDOWN([.$M$3]+([.$J$3]*[.$A50]))" office:value-type="float" office:value="98">
            <text:p>98</text:p>
          </table:table-cell>
          <table:table-cell table:formula="of:=ROUNDDOWN([.$M$3]+([.$K$3]*[.$A50]))" office:value-type="float" office:value="122">
            <text:p>122</text:p>
          </table:table-cell>
          <table:table-cell table:formula="of:=ROUNDUP([.B50]/[.D50])" office:value-type="float" office:value="160">
            <text:p>160</text:p>
          </table:table-cell>
          <table:table-cell table:formula="of:=ROUNDUP([.B50]/[.C50])" office:value-type="float" office:value="198">
            <text:p>198</text:p>
          </table:table-cell>
          <table:table-cell table:formula="of:=[.G49]+[.E50]" office:value-type="float" office:value="1916">
            <text:p>1916</text:p>
          </table:table-cell>
          <table:table-cell table:formula="of:=[.H49]+[.F50]" office:value-type="float" office:value="2361">
            <text:p>2361</text:p>
          </table:table-cell>
          <table:table-cell table:number-columns-repeated="6"/>
        </table:table-row>
        <table:table-row table:style-name="ro2">
          <table:table-cell office:value-type="float" office:value="50">
            <text:p>50</text:p>
          </table:table-cell>
          <table:table-cell table:formula="of:=ROUNDDOWN([.$N$3]*([.$L$3]^([.A51]-1)))" office:value-type="float" office:value="21654">
            <text:p>21654</text:p>
          </table:table-cell>
          <table:table-cell table:formula="of:=ROUNDDOWN([.$M$3]+([.$J$3]*[.$A51]))" office:value-type="float" office:value="100">
            <text:p>100</text:p>
          </table:table-cell>
          <table:table-cell table:formula="of:=ROUNDDOWN([.$M$3]+([.$K$3]*[.$A51]))" office:value-type="float" office:value="125">
            <text:p>125</text:p>
          </table:table-cell>
          <table:table-cell table:formula="of:=ROUNDUP([.B51]/[.D51])" office:value-type="float" office:value="174">
            <text:p>174</text:p>
          </table:table-cell>
          <table:table-cell table:formula="of:=ROUNDUP([.B51]/[.C51])" office:value-type="float" office:value="217">
            <text:p>217</text:p>
          </table:table-cell>
          <table:table-cell table:formula="of:=[.G50]+[.E51]" office:value-type="float" office:value="2090">
            <text:p>2090</text:p>
          </table:table-cell>
          <table:table-cell table:formula="of:=[.H50]+[.F51]" office:value-type="float" office:value="2578">
            <text:p>2578</text:p>
          </table:table-cell>
          <table:table-cell table:number-columns-repeated="6"/>
        </table:table-row>
        <table:table-row table:style-name="ro2">
          <table:table-cell office:value-type="float" office:value="51">
            <text:p>51</text:p>
          </table:table-cell>
          <table:table-cell table:formula="of:=ROUNDDOWN([.$N$3]*([.$L$3]^([.A52]-1)))" office:value-type="float" office:value="24166">
            <text:p>24166</text:p>
          </table:table-cell>
          <table:table-cell table:formula="of:=ROUNDDOWN([.$M$3]+([.$J$3]*[.$A52]))" office:value-type="float" office:value="101">
            <text:p>101</text:p>
          </table:table-cell>
          <table:table-cell table:formula="of:=ROUNDDOWN([.$M$3]+([.$K$3]*[.$A52]))" office:value-type="float" office:value="127">
            <text:p>127</text:p>
          </table:table-cell>
          <table:table-cell table:formula="of:=ROUNDUP([.B52]/[.D52])" office:value-type="float" office:value="191">
            <text:p>191</text:p>
          </table:table-cell>
          <table:table-cell table:formula="of:=ROUNDUP([.B52]/[.C52])" office:value-type="float" office:value="240">
            <text:p>240</text:p>
          </table:table-cell>
          <table:table-cell table:formula="of:=[.G51]+[.E52]" office:value-type="float" office:value="2281">
            <text:p>2281</text:p>
          </table:table-cell>
          <table:table-cell table:formula="of:=[.H51]+[.F52]" office:value-type="float" office:value="2818">
            <text:p>2818</text:p>
          </table:table-cell>
          <table:table-cell table:number-columns-repeated="6"/>
        </table:table-row>
        <table:table-row table:style-name="ro2">
          <table:table-cell office:value-type="float" office:value="52">
            <text:p>52</text:p>
          </table:table-cell>
          <table:table-cell table:formula="of:=ROUNDDOWN([.$N$3]*([.$L$3]^([.A53]-1)))" office:value-type="float" office:value="26969">
            <text:p>26969</text:p>
          </table:table-cell>
          <table:table-cell table:formula="of:=ROUNDDOWN([.$M$3]+([.$J$3]*[.$A53]))" office:value-type="float" office:value="103">
            <text:p>103</text:p>
          </table:table-cell>
          <table:table-cell table:formula="of:=ROUNDDOWN([.$M$3]+([.$K$3]*[.$A53]))" office:value-type="float" office:value="129">
            <text:p>129</text:p>
          </table:table-cell>
          <table:table-cell table:formula="of:=ROUNDUP([.B53]/[.D53])" office:value-type="float" office:value="210">
            <text:p>210</text:p>
          </table:table-cell>
          <table:table-cell table:formula="of:=ROUNDUP([.B53]/[.C53])" office:value-type="float" office:value="262">
            <text:p>262</text:p>
          </table:table-cell>
          <table:table-cell table:formula="of:=[.G52]+[.E53]" office:value-type="float" office:value="2491">
            <text:p>2491</text:p>
          </table:table-cell>
          <table:table-cell table:formula="of:=[.H52]+[.F53]" office:value-type="float" office:value="3080">
            <text:p>3080</text:p>
          </table:table-cell>
          <table:table-cell table:number-columns-repeated="6"/>
        </table:table-row>
        <table:table-row table:style-name="ro2">
          <table:table-cell office:value-type="float" office:value="53">
            <text:p>53</text:p>
          </table:table-cell>
          <table:table-cell table:formula="of:=ROUNDDOWN([.$N$3]*([.$L$3]^([.A54]-1)))" office:value-type="float" office:value="30098">
            <text:p>30098</text:p>
          </table:table-cell>
          <table:table-cell table:formula="of:=ROUNDDOWN([.$M$3]+([.$J$3]*[.$A54]))" office:value-type="float" office:value="105">
            <text:p>105</text:p>
          </table:table-cell>
          <table:table-cell table:formula="of:=ROUNDDOWN([.$M$3]+([.$K$3]*[.$A54]))" office:value-type="float" office:value="131">
            <text:p>131</text:p>
          </table:table-cell>
          <table:table-cell table:formula="of:=ROUNDUP([.B54]/[.D54])" office:value-type="float" office:value="230">
            <text:p>230</text:p>
          </table:table-cell>
          <table:table-cell table:formula="of:=ROUNDUP([.B54]/[.C54])" office:value-type="float" office:value="287">
            <text:p>287</text:p>
          </table:table-cell>
          <table:table-cell table:formula="of:=[.G53]+[.E54]" office:value-type="float" office:value="2721">
            <text:p>2721</text:p>
          </table:table-cell>
          <table:table-cell table:formula="of:=[.H53]+[.F54]" office:value-type="float" office:value="3367">
            <text:p>3367</text:p>
          </table:table-cell>
          <table:table-cell table:number-columns-repeated="6"/>
        </table:table-row>
        <table:table-row table:style-name="ro2">
          <table:table-cell office:value-type="float" office:value="54">
            <text:p>54</text:p>
          </table:table-cell>
          <table:table-cell table:formula="of:=ROUNDDOWN([.$N$3]*([.$L$3]^([.A55]-1)))" office:value-type="float" office:value="33589">
            <text:p>33589</text:p>
          </table:table-cell>
          <table:table-cell table:formula="of:=ROUNDDOWN([.$M$3]+([.$J$3]*[.$A55]))" office:value-type="float" office:value="106">
            <text:p>106</text:p>
          </table:table-cell>
          <table:table-cell table:formula="of:=ROUNDDOWN([.$M$3]+([.$K$3]*[.$A55]))" office:value-type="float" office:value="133">
            <text:p>133</text:p>
          </table:table-cell>
          <table:table-cell table:formula="of:=ROUNDUP([.B55]/[.D55])" office:value-type="float" office:value="253">
            <text:p>253</text:p>
          </table:table-cell>
          <table:table-cell table:formula="of:=ROUNDUP([.B55]/[.C55])" office:value-type="float" office:value="317">
            <text:p>317</text:p>
          </table:table-cell>
          <table:table-cell table:formula="of:=[.G54]+[.E55]" office:value-type="float" office:value="2974">
            <text:p>2974</text:p>
          </table:table-cell>
          <table:table-cell table:formula="of:=[.H54]+[.F55]" office:value-type="float" office:value="3684">
            <text:p>3684</text:p>
          </table:table-cell>
          <table:table-cell table:number-columns-repeated="6"/>
        </table:table-row>
        <table:table-row table:style-name="ro2">
          <table:table-cell office:value-type="float" office:value="55">
            <text:p>55</text:p>
          </table:table-cell>
          <table:table-cell table:formula="of:=ROUNDDOWN([.$N$3]*([.$L$3]^([.A56]-1)))" office:value-type="float" office:value="37485">
            <text:p>37485</text:p>
          </table:table-cell>
          <table:table-cell table:formula="of:=ROUNDDOWN([.$M$3]+([.$J$3]*[.$A56]))" office:value-type="float" office:value="108">
            <text:p>108</text:p>
          </table:table-cell>
          <table:table-cell table:formula="of:=ROUNDDOWN([.$M$3]+([.$K$3]*[.$A56]))" office:value-type="float" office:value="136">
            <text:p>136</text:p>
          </table:table-cell>
          <table:table-cell table:formula="of:=ROUNDUP([.B56]/[.D56])" office:value-type="float" office:value="276">
            <text:p>276</text:p>
          </table:table-cell>
          <table:table-cell table:formula="of:=ROUNDUP([.B56]/[.C56])" office:value-type="float" office:value="348">
            <text:p>348</text:p>
          </table:table-cell>
          <table:table-cell table:formula="of:=[.G55]+[.E56]" office:value-type="float" office:value="3250">
            <text:p>3250</text:p>
          </table:table-cell>
          <table:table-cell table:formula="of:=[.H55]+[.F56]" office:value-type="float" office:value="4032">
            <text:p>4032</text:p>
          </table:table-cell>
          <table:table-cell table:number-columns-repeated="6"/>
        </table:table-row>
        <table:table-row table:style-name="ro2">
          <table:table-cell office:value-type="float" office:value="56">
            <text:p>56</text:p>
          </table:table-cell>
          <table:table-cell table:formula="of:=ROUNDDOWN([.$N$3]*([.$L$3]^([.A57]-1)))" office:value-type="float" office:value="41834">
            <text:p>41834</text:p>
          </table:table-cell>
          <table:table-cell table:formula="of:=ROUNDDOWN([.$M$3]+([.$J$3]*[.$A57]))" office:value-type="float" office:value="110">
            <text:p>110</text:p>
          </table:table-cell>
          <table:table-cell table:formula="of:=ROUNDDOWN([.$M$3]+([.$K$3]*[.$A57]))" office:value-type="float" office:value="138">
            <text:p>138</text:p>
          </table:table-cell>
          <table:table-cell table:formula="of:=ROUNDUP([.B57]/[.D57])" office:value-type="float" office:value="304">
            <text:p>304</text:p>
          </table:table-cell>
          <table:table-cell table:formula="of:=ROUNDUP([.B57]/[.C57])" office:value-type="float" office:value="381">
            <text:p>381</text:p>
          </table:table-cell>
          <table:table-cell table:formula="of:=[.G56]+[.E57]" office:value-type="float" office:value="3554">
            <text:p>3554</text:p>
          </table:table-cell>
          <table:table-cell table:formula="of:=[.H56]+[.F57]" office:value-type="float" office:value="4413">
            <text:p>4413</text:p>
          </table:table-cell>
          <table:table-cell table:number-columns-repeated="6"/>
        </table:table-row>
        <table:table-row table:style-name="ro2">
          <table:table-cell office:value-type="float" office:value="57">
            <text:p>57</text:p>
          </table:table-cell>
          <table:table-cell table:formula="of:=ROUNDDOWN([.$N$3]*([.$L$3]^([.A58]-1)))" office:value-type="float" office:value="46686">
            <text:p>46686</text:p>
          </table:table-cell>
          <table:table-cell table:formula="of:=ROUNDDOWN([.$M$3]+([.$J$3]*[.$A58]))" office:value-type="float" office:value="111">
            <text:p>111</text:p>
          </table:table-cell>
          <table:table-cell table:formula="of:=ROUNDDOWN([.$M$3]+([.$K$3]*[.$A58]))" office:value-type="float" office:value="140">
            <text:p>140</text:p>
          </table:table-cell>
          <table:table-cell table:formula="of:=ROUNDUP([.B58]/[.D58])" office:value-type="float" office:value="334">
            <text:p>334</text:p>
          </table:table-cell>
          <table:table-cell table:formula="of:=ROUNDUP([.B58]/[.C58])" office:value-type="float" office:value="421">
            <text:p>421</text:p>
          </table:table-cell>
          <table:table-cell table:formula="of:=[.G57]+[.E58]" office:value-type="float" office:value="3888">
            <text:p>3888</text:p>
          </table:table-cell>
          <table:table-cell table:formula="of:=[.H57]+[.F58]" office:value-type="float" office:value="4834">
            <text:p>4834</text:p>
          </table:table-cell>
          <table:table-cell table:number-columns-repeated="6"/>
        </table:table-row>
        <table:table-row table:style-name="ro2">
          <table:table-cell office:value-type="float" office:value="58">
            <text:p>58</text:p>
          </table:table-cell>
          <table:table-cell table:formula="of:=ROUNDDOWN([.$N$3]*([.$L$3]^([.A59]-1)))" office:value-type="float" office:value="52102">
            <text:p>52102</text:p>
          </table:table-cell>
          <table:table-cell table:formula="of:=ROUNDDOWN([.$M$3]+([.$J$3]*[.$A59]))" office:value-type="float" office:value="113">
            <text:p>113</text:p>
          </table:table-cell>
          <table:table-cell table:formula="of:=ROUNDDOWN([.$M$3]+([.$K$3]*[.$A59]))" office:value-type="float" office:value="142">
            <text:p>142</text:p>
          </table:table-cell>
          <table:table-cell table:formula="of:=ROUNDUP([.B59]/[.D59])" office:value-type="float" office:value="367">
            <text:p>367</text:p>
          </table:table-cell>
          <table:table-cell table:formula="of:=ROUNDUP([.B59]/[.C59])" office:value-type="float" office:value="462">
            <text:p>462</text:p>
          </table:table-cell>
          <table:table-cell table:formula="of:=[.G58]+[.E59]" office:value-type="float" office:value="4255">
            <text:p>4255</text:p>
          </table:table-cell>
          <table:table-cell table:formula="of:=[.H58]+[.F59]" office:value-type="float" office:value="5296">
            <text:p>5296</text:p>
          </table:table-cell>
          <table:table-cell table:number-columns-repeated="6"/>
        </table:table-row>
        <table:table-row table:style-name="ro2">
          <table:table-cell office:value-type="float" office:value="59">
            <text:p>59</text:p>
          </table:table-cell>
          <table:table-cell table:formula="of:=ROUNDDOWN([.$N$3]*([.$L$3]^([.A60]-1)))" office:value-type="float" office:value="58146">
            <text:p>58146</text:p>
          </table:table-cell>
          <table:table-cell table:formula="of:=ROUNDDOWN([.$M$3]+([.$J$3]*[.$A60]))" office:value-type="float" office:value="115">
            <text:p>115</text:p>
          </table:table-cell>
          <table:table-cell table:formula="of:=ROUNDDOWN([.$M$3]+([.$K$3]*[.$A60]))" office:value-type="float" office:value="144">
            <text:p>144</text:p>
          </table:table-cell>
          <table:table-cell table:formula="of:=ROUNDUP([.B60]/[.D60])" office:value-type="float" office:value="404">
            <text:p>404</text:p>
          </table:table-cell>
          <table:table-cell table:formula="of:=ROUNDUP([.B60]/[.C60])" office:value-type="float" office:value="506">
            <text:p>506</text:p>
          </table:table-cell>
          <table:table-cell table:formula="of:=[.G59]+[.E60]" office:value-type="float" office:value="4659">
            <text:p>4659</text:p>
          </table:table-cell>
          <table:table-cell table:formula="of:=[.H59]+[.F60]" office:value-type="float" office:value="5802">
            <text:p>5802</text:p>
          </table:table-cell>
          <table:table-cell table:number-columns-repeated="6"/>
        </table:table-row>
        <table:table-row table:style-name="ro2">
          <table:table-cell office:value-type="float" office:value="60">
            <text:p>60</text:p>
          </table:table-cell>
          <table:table-cell table:formula="of:=ROUNDDOWN([.$N$3]*([.$L$3]^([.A61]-1)))" office:value-type="float" office:value="64891">
            <text:p>64891</text:p>
          </table:table-cell>
          <table:table-cell table:formula="of:=ROUNDDOWN([.$M$3]+([.$J$3]*[.$A61]))" office:value-type="float" office:value="117">
            <text:p>117</text:p>
          </table:table-cell>
          <table:table-cell table:formula="of:=ROUNDDOWN([.$M$3]+([.$K$3]*[.$A61]))" office:value-type="float" office:value="147">
            <text:p>147</text:p>
          </table:table-cell>
          <table:table-cell table:formula="of:=ROUNDUP([.B61]/[.D61])" office:value-type="float" office:value="442">
            <text:p>442</text:p>
          </table:table-cell>
          <table:table-cell table:formula="of:=ROUNDUP([.B61]/[.C61])" office:value-type="float" office:value="555">
            <text:p>555</text:p>
          </table:table-cell>
          <table:table-cell table:formula="of:=[.G60]+[.E61]" office:value-type="float" office:value="5101">
            <text:p>5101</text:p>
          </table:table-cell>
          <table:table-cell table:formula="of:=[.H60]+[.F61]" office:value-type="float" office:value="6357">
            <text:p>6357</text:p>
          </table:table-cell>
          <table:table-cell table:number-columns-repeated="6"/>
        </table:table-row>
        <table:table-row table:style-name="ro2">
          <table:table-cell office:value-type="float" office:value="61">
            <text:p>61</text:p>
          </table:table-cell>
          <table:table-cell table:formula="of:=ROUNDDOWN([.$N$3]*([.$L$3]^([.A62]-1)))" office:value-type="float" office:value="72418">
            <text:p>72418</text:p>
          </table:table-cell>
          <table:table-cell table:formula="of:=ROUNDDOWN([.$M$3]+([.$J$3]*[.$A62]))" office:value-type="float" office:value="118">
            <text:p>118</text:p>
          </table:table-cell>
          <table:table-cell table:formula="of:=ROUNDDOWN([.$M$3]+([.$K$3]*[.$A62]))" office:value-type="float" office:value="149">
            <text:p>149</text:p>
          </table:table-cell>
          <table:table-cell table:formula="of:=ROUNDUP([.B62]/[.D62])" office:value-type="float" office:value="487">
            <text:p>487</text:p>
          </table:table-cell>
          <table:table-cell table:formula="of:=ROUNDUP([.B62]/[.C62])" office:value-type="float" office:value="614">
            <text:p>614</text:p>
          </table:table-cell>
          <table:table-cell table:formula="of:=[.G61]+[.E62]" office:value-type="float" office:value="5588">
            <text:p>5588</text:p>
          </table:table-cell>
          <table:table-cell table:formula="of:=[.H61]+[.F62]" office:value-type="float" office:value="6971">
            <text:p>6971</text:p>
          </table:table-cell>
          <table:table-cell table:number-columns-repeated="6"/>
        </table:table-row>
        <table:table-row table:style-name="ro2">
          <table:table-cell office:value-type="float" office:value="62">
            <text:p>62</text:p>
          </table:table-cell>
          <table:table-cell table:formula="of:=ROUNDDOWN([.$N$3]*([.$L$3]^([.A63]-1)))" office:value-type="float" office:value="80819">
            <text:p>80819</text:p>
          </table:table-cell>
          <table:table-cell table:formula="of:=ROUNDDOWN([.$M$3]+([.$J$3]*[.$A63]))" office:value-type="float" office:value="120">
            <text:p>120</text:p>
          </table:table-cell>
          <table:table-cell table:formula="of:=ROUNDDOWN([.$M$3]+([.$K$3]*[.$A63]))" office:value-type="float" office:value="151">
            <text:p>151</text:p>
          </table:table-cell>
          <table:table-cell table:formula="of:=ROUNDUP([.B63]/[.D63])" office:value-type="float" office:value="536">
            <text:p>536</text:p>
          </table:table-cell>
          <table:table-cell table:formula="of:=ROUNDUP([.B63]/[.C63])" office:value-type="float" office:value="674">
            <text:p>674</text:p>
          </table:table-cell>
          <table:table-cell table:formula="of:=[.G62]+[.E63]" office:value-type="float" office:value="6124">
            <text:p>6124</text:p>
          </table:table-cell>
          <table:table-cell table:formula="of:=[.H62]+[.F63]" office:value-type="float" office:value="7645">
            <text:p>7645</text:p>
          </table:table-cell>
          <table:table-cell table:number-columns-repeated="6"/>
        </table:table-row>
        <table:table-row table:style-name="ro2">
          <table:table-cell office:value-type="float" office:value="63">
            <text:p>63</text:p>
          </table:table-cell>
          <table:table-cell table:formula="of:=ROUNDDOWN([.$N$3]*([.$L$3]^([.A64]-1)))" office:value-type="float" office:value="90194">
            <text:p>90194</text:p>
          </table:table-cell>
          <table:table-cell table:formula="of:=ROUNDDOWN([.$M$3]+([.$J$3]*[.$A64]))" office:value-type="float" office:value="122">
            <text:p>122</text:p>
          </table:table-cell>
          <table:table-cell table:formula="of:=ROUNDDOWN([.$M$3]+([.$K$3]*[.$A64]))" office:value-type="float" office:value="153">
            <text:p>153</text:p>
          </table:table-cell>
          <table:table-cell table:formula="of:=ROUNDUP([.B64]/[.D64])" office:value-type="float" office:value="590">
            <text:p>590</text:p>
          </table:table-cell>
          <table:table-cell table:formula="of:=ROUNDUP([.B64]/[.C64])" office:value-type="float" office:value="740">
            <text:p>740</text:p>
          </table:table-cell>
          <table:table-cell table:formula="of:=[.G63]+[.E64]" office:value-type="float" office:value="6714">
            <text:p>6714</text:p>
          </table:table-cell>
          <table:table-cell table:formula="of:=[.H63]+[.F64]" office:value-type="float" office:value="8385">
            <text:p>8385</text:p>
          </table:table-cell>
          <table:table-cell table:number-columns-repeated="6"/>
        </table:table-row>
        <table:table-row table:style-name="ro2">
          <table:table-cell office:value-type="float" office:value="64">
            <text:p>64</text:p>
          </table:table-cell>
          <table:table-cell table:formula="of:=ROUNDDOWN([.$N$3]*([.$L$3]^([.A65]-1)))" office:value-type="float" office:value="100657">
            <text:p>100657</text:p>
          </table:table-cell>
          <table:table-cell table:formula="of:=ROUNDDOWN([.$M$3]+([.$J$3]*[.$A65]))" office:value-type="float" office:value="123">
            <text:p>123</text:p>
          </table:table-cell>
          <table:table-cell table:formula="of:=ROUNDDOWN([.$M$3]+([.$K$3]*[.$A65]))" office:value-type="float" office:value="155">
            <text:p>155</text:p>
          </table:table-cell>
          <table:table-cell table:formula="of:=ROUNDUP([.B65]/[.D65])" office:value-type="float" office:value="650">
            <text:p>650</text:p>
          </table:table-cell>
          <table:table-cell table:formula="of:=ROUNDUP([.B65]/[.C65])" office:value-type="float" office:value="819">
            <text:p>819</text:p>
          </table:table-cell>
          <table:table-cell table:formula="of:=[.G64]+[.E65]" office:value-type="float" office:value="7364">
            <text:p>7364</text:p>
          </table:table-cell>
          <table:table-cell table:formula="of:=[.H64]+[.F65]" office:value-type="float" office:value="9204">
            <text:p>9204</text:p>
          </table:table-cell>
          <table:table-cell table:number-columns-repeated="6"/>
        </table:table-row>
        <table:table-row table:style-name="ro2">
          <table:table-cell office:value-type="float" office:value="65">
            <text:p>65</text:p>
          </table:table-cell>
          <table:table-cell table:formula="of:=ROUNDDOWN([.$N$3]*([.$L$3]^([.A66]-1)))" office:value-type="float" office:value="112333">
            <text:p>112333</text:p>
          </table:table-cell>
          <table:table-cell table:formula="of:=ROUNDDOWN([.$M$3]+([.$J$3]*[.$A66]))" office:value-type="float" office:value="125">
            <text:p>125</text:p>
          </table:table-cell>
          <table:table-cell table:formula="of:=ROUNDDOWN([.$M$3]+([.$K$3]*[.$A66]))" office:value-type="float" office:value="158">
            <text:p>158</text:p>
          </table:table-cell>
          <table:table-cell table:formula="of:=ROUNDUP([.B66]/[.D66])" office:value-type="float" office:value="711">
            <text:p>711</text:p>
          </table:table-cell>
          <table:table-cell table:formula="of:=ROUNDUP([.B66]/[.C66])" office:value-type="float" office:value="899">
            <text:p>899</text:p>
          </table:table-cell>
          <table:table-cell table:formula="of:=[.G65]+[.E66]" office:value-type="float" office:value="8075">
            <text:p>8075</text:p>
          </table:table-cell>
          <table:table-cell table:formula="of:=[.H65]+[.F66]" office:value-type="float" office:value="10103">
            <text:p>10103</text:p>
          </table:table-cell>
          <table:table-cell table:number-columns-repeated="6"/>
        </table:table-row>
        <table:table-row table:style-name="ro2">
          <table:table-cell office:value-type="float" office:value="66">
            <text:p>66</text:p>
          </table:table-cell>
          <table:table-cell table:formula="of:=ROUNDDOWN([.$N$3]*([.$L$3]^([.A67]-1)))" office:value-type="float" office:value="125363">
            <text:p>125363</text:p>
          </table:table-cell>
          <table:table-cell table:formula="of:=ROUNDDOWN([.$M$3]+([.$J$3]*[.$A67]))" office:value-type="float" office:value="127">
            <text:p>127</text:p>
          </table:table-cell>
          <table:table-cell table:formula="of:=ROUNDDOWN([.$M$3]+([.$K$3]*[.$A67]))" office:value-type="float" office:value="160">
            <text:p>160</text:p>
          </table:table-cell>
          <table:table-cell table:formula="of:=ROUNDUP([.B67]/[.D67])" office:value-type="float" office:value="784">
            <text:p>784</text:p>
          </table:table-cell>
          <table:table-cell table:formula="of:=ROUNDUP([.B67]/[.C67])" office:value-type="float" office:value="988">
            <text:p>988</text:p>
          </table:table-cell>
          <table:table-cell table:formula="of:=[.G66]+[.E67]" office:value-type="float" office:value="8859">
            <text:p>8859</text:p>
          </table:table-cell>
          <table:table-cell table:formula="of:=[.H66]+[.F67]" office:value-type="float" office:value="11091">
            <text:p>11091</text:p>
          </table:table-cell>
          <table:table-cell table:number-columns-repeated="6"/>
        </table:table-row>
        <table:table-row table:style-name="ro2">
          <table:table-cell office:value-type="float" office:value="67">
            <text:p>67</text:p>
          </table:table-cell>
          <table:table-cell table:formula="of:=ROUNDDOWN([.$N$3]*([.$L$3]^([.A68]-1)))" office:value-type="float" office:value="139906">
            <text:p>139906</text:p>
          </table:table-cell>
          <table:table-cell table:formula="of:=ROUNDDOWN([.$M$3]+([.$J$3]*[.$A68]))" office:value-type="float" office:value="128">
            <text:p>128</text:p>
          </table:table-cell>
          <table:table-cell table:formula="of:=ROUNDDOWN([.$M$3]+([.$K$3]*[.$A68]))" office:value-type="float" office:value="162">
            <text:p>162</text:p>
          </table:table-cell>
          <table:table-cell table:formula="of:=ROUNDUP([.B68]/[.D68])" office:value-type="float" office:value="864">
            <text:p>864</text:p>
          </table:table-cell>
          <table:table-cell table:formula="of:=ROUNDUP([.B68]/[.C68])" office:value-type="float" office:value="1094">
            <text:p>1094</text:p>
          </table:table-cell>
          <table:table-cell table:formula="of:=[.G67]+[.E68]" office:value-type="float" office:value="9723">
            <text:p>9723</text:p>
          </table:table-cell>
          <table:table-cell table:formula="of:=[.H67]+[.F68]" office:value-type="float" office:value="12185">
            <text:p>12185</text:p>
          </table:table-cell>
          <table:table-cell table:number-columns-repeated="6"/>
        </table:table-row>
        <table:table-row table:style-name="ro2">
          <table:table-cell office:value-type="float" office:value="68">
            <text:p>68</text:p>
          </table:table-cell>
          <table:table-cell table:formula="of:=ROUNDDOWN([.$N$3]*([.$L$3]^([.A69]-1)))" office:value-type="float" office:value="156135">
            <text:p>156135</text:p>
          </table:table-cell>
          <table:table-cell table:formula="of:=ROUNDDOWN([.$M$3]+([.$J$3]*[.$A69]))" office:value-type="float" office:value="130">
            <text:p>130</text:p>
          </table:table-cell>
          <table:table-cell table:formula="of:=ROUNDDOWN([.$M$3]+([.$K$3]*[.$A69]))" office:value-type="float" office:value="164">
            <text:p>164</text:p>
          </table:table-cell>
          <table:table-cell table:formula="of:=ROUNDUP([.B69]/[.D69])" office:value-type="float" office:value="953">
            <text:p>953</text:p>
          </table:table-cell>
          <table:table-cell table:formula="of:=ROUNDUP([.B69]/[.C69])" office:value-type="float" office:value="1202">
            <text:p>1202</text:p>
          </table:table-cell>
          <table:table-cell table:formula="of:=[.G68]+[.E69]" office:value-type="float" office:value="10676">
            <text:p>10676</text:p>
          </table:table-cell>
          <table:table-cell table:formula="of:=[.H68]+[.F69]" office:value-type="float" office:value="13387">
            <text:p>13387</text:p>
          </table:table-cell>
          <table:table-cell table:number-columns-repeated="6"/>
        </table:table-row>
        <table:table-row table:style-name="ro2">
          <table:table-cell office:value-type="float" office:value="69">
            <text:p>69</text:p>
          </table:table-cell>
          <table:table-cell table:formula="of:=ROUNDDOWN([.$N$3]*([.$L$3]^([.A70]-1)))" office:value-type="float" office:value="174246">
            <text:p>174246</text:p>
          </table:table-cell>
          <table:table-cell table:formula="of:=ROUNDDOWN([.$M$3]+([.$J$3]*[.$A70]))" office:value-type="float" office:value="132">
            <text:p>132</text:p>
          </table:table-cell>
          <table:table-cell table:formula="of:=ROUNDDOWN([.$M$3]+([.$K$3]*[.$A70]))" office:value-type="float" office:value="166">
            <text:p>166</text:p>
          </table:table-cell>
          <table:table-cell table:formula="of:=ROUNDUP([.B70]/[.D70])" office:value-type="float" office:value="1050">
            <text:p>1050</text:p>
          </table:table-cell>
          <table:table-cell table:formula="of:=ROUNDUP([.B70]/[.C70])" office:value-type="float" office:value="1321">
            <text:p>1321</text:p>
          </table:table-cell>
          <table:table-cell table:formula="of:=[.G69]+[.E70]" office:value-type="float" office:value="11726">
            <text:p>11726</text:p>
          </table:table-cell>
          <table:table-cell table:formula="of:=[.H69]+[.F70]" office:value-type="float" office:value="14708">
            <text:p>14708</text:p>
          </table:table-cell>
          <table:table-cell table:number-columns-repeated="6"/>
        </table:table-row>
        <table:table-row table:style-name="ro2">
          <table:table-cell office:value-type="float" office:value="70">
            <text:p>70</text:p>
          </table:table-cell>
          <table:table-cell table:formula="of:=ROUNDDOWN([.$N$3]*([.$L$3]^([.A71]-1)))" office:value-type="float" office:value="194459">
            <text:p>194459</text:p>
          </table:table-cell>
          <table:table-cell table:formula="of:=ROUNDDOWN([.$M$3]+([.$J$3]*[.$A71]))" office:value-type="float" office:value="134">
            <text:p>134</text:p>
          </table:table-cell>
          <table:table-cell table:formula="of:=ROUNDDOWN([.$M$3]+([.$K$3]*[.$A71]))" office:value-type="float" office:value="169">
            <text:p>169</text:p>
          </table:table-cell>
          <table:table-cell table:formula="of:=ROUNDUP([.B71]/[.D71])" office:value-type="float" office:value="1151">
            <text:p>1151</text:p>
          </table:table-cell>
          <table:table-cell table:formula="of:=ROUNDUP([.B71]/[.C71])" office:value-type="float" office:value="1452">
            <text:p>1452</text:p>
          </table:table-cell>
          <table:table-cell table:formula="of:=[.G70]+[.E71]" office:value-type="float" office:value="12877">
            <text:p>12877</text:p>
          </table:table-cell>
          <table:table-cell table:formula="of:=[.H70]+[.F71]" office:value-type="float" office:value="16160">
            <text:p>16160</text:p>
          </table:table-cell>
          <table:table-cell table:number-columns-repeated="6"/>
        </table:table-row>
        <table:table-row table:style-name="ro2">
          <table:table-cell office:value-type="float" office:value="71">
            <text:p>71</text:p>
          </table:table-cell>
          <table:table-cell table:formula="of:=ROUNDDOWN([.$N$3]*([.$L$3]^([.A72]-1)))" office:value-type="float" office:value="217016">
            <text:p>217016</text:p>
          </table:table-cell>
          <table:table-cell table:formula="of:=ROUNDDOWN([.$M$3]+([.$J$3]*[.$A72]))" office:value-type="float" office:value="135">
            <text:p>135</text:p>
          </table:table-cell>
          <table:table-cell table:formula="of:=ROUNDDOWN([.$M$3]+([.$K$3]*[.$A72]))" office:value-type="float" office:value="171">
            <text:p>171</text:p>
          </table:table-cell>
          <table:table-cell table:formula="of:=ROUNDUP([.B72]/[.D72])" office:value-type="float" office:value="1270">
            <text:p>1270</text:p>
          </table:table-cell>
          <table:table-cell table:formula="of:=ROUNDUP([.B72]/[.C72])" office:value-type="float" office:value="1608">
            <text:p>1608</text:p>
          </table:table-cell>
          <table:table-cell table:formula="of:=[.G71]+[.E72]" office:value-type="float" office:value="14147">
            <text:p>14147</text:p>
          </table:table-cell>
          <table:table-cell table:formula="of:=[.H71]+[.F72]" office:value-type="float" office:value="17768">
            <text:p>17768</text:p>
          </table:table-cell>
          <table:table-cell table:number-columns-repeated="6"/>
        </table:table-row>
        <table:table-row table:style-name="ro2">
          <table:table-cell office:value-type="float" office:value="72">
            <text:p>72</text:p>
          </table:table-cell>
          <table:table-cell table:formula="of:=ROUNDDOWN([.$N$3]*([.$L$3]^([.A73]-1)))" office:value-type="float" office:value="242190">
            <text:p>242190</text:p>
          </table:table-cell>
          <table:table-cell table:formula="of:=ROUNDDOWN([.$M$3]+([.$J$3]*[.$A73]))" office:value-type="float" office:value="137">
            <text:p>137</text:p>
          </table:table-cell>
          <table:table-cell table:formula="of:=ROUNDDOWN([.$M$3]+([.$K$3]*[.$A73]))" office:value-type="float" office:value="173">
            <text:p>173</text:p>
          </table:table-cell>
          <table:table-cell table:formula="of:=ROUNDUP([.B73]/[.D73])" office:value-type="float" office:value="1400">
            <text:p>1400</text:p>
          </table:table-cell>
          <table:table-cell table:formula="of:=ROUNDUP([.B73]/[.C73])" office:value-type="float" office:value="1768">
            <text:p>1768</text:p>
          </table:table-cell>
          <table:table-cell table:formula="of:=[.G72]+[.E73]" office:value-type="float" office:value="15547">
            <text:p>15547</text:p>
          </table:table-cell>
          <table:table-cell table:formula="of:=[.H72]+[.F73]" office:value-type="float" office:value="19536">
            <text:p>19536</text:p>
          </table:table-cell>
          <table:table-cell table:number-columns-repeated="6"/>
        </table:table-row>
        <table:table-row table:style-name="ro2">
          <table:table-cell office:value-type="float" office:value="73">
            <text:p>73</text:p>
          </table:table-cell>
          <table:table-cell table:formula="of:=ROUNDDOWN([.$N$3]*([.$L$3]^([.A74]-1)))" office:value-type="float" office:value="270285">
            <text:p>270285</text:p>
          </table:table-cell>
          <table:table-cell table:formula="of:=ROUNDDOWN([.$M$3]+([.$J$3]*[.$A74]))" office:value-type="float" office:value="139">
            <text:p>139</text:p>
          </table:table-cell>
          <table:table-cell table:formula="of:=ROUNDDOWN([.$M$3]+([.$K$3]*[.$A74]))" office:value-type="float" office:value="175">
            <text:p>175</text:p>
          </table:table-cell>
          <table:table-cell table:formula="of:=ROUNDUP([.B74]/[.D74])" office:value-type="float" office:value="1545">
            <text:p>1545</text:p>
          </table:table-cell>
          <table:table-cell table:formula="of:=ROUNDUP([.B74]/[.C74])" office:value-type="float" office:value="1945">
            <text:p>1945</text:p>
          </table:table-cell>
          <table:table-cell table:formula="of:=[.G73]+[.E74]" office:value-type="float" office:value="17092">
            <text:p>17092</text:p>
          </table:table-cell>
          <table:table-cell table:formula="of:=[.H73]+[.F74]" office:value-type="float" office:value="21481">
            <text:p>21481</text:p>
          </table:table-cell>
          <table:table-cell table:number-columns-repeated="6"/>
        </table:table-row>
        <table:table-row table:style-name="ro2">
          <table:table-cell office:value-type="float" office:value="74">
            <text:p>74</text:p>
          </table:table-cell>
          <table:table-cell table:formula="of:=ROUNDDOWN([.$N$3]*([.$L$3]^([.A75]-1)))" office:value-type="float" office:value="301638">
            <text:p>301638</text:p>
          </table:table-cell>
          <table:table-cell table:formula="of:=ROUNDDOWN([.$M$3]+([.$J$3]*[.$A75]))" office:value-type="float" office:value="140">
            <text:p>140</text:p>
          </table:table-cell>
          <table:table-cell table:formula="of:=ROUNDDOWN([.$M$3]+([.$K$3]*[.$A75]))" office:value-type="float" office:value="177">
            <text:p>177</text:p>
          </table:table-cell>
          <table:table-cell table:formula="of:=ROUNDUP([.B75]/[.D75])" office:value-type="float" office:value="1705">
            <text:p>1705</text:p>
          </table:table-cell>
          <table:table-cell table:formula="of:=ROUNDUP([.B75]/[.C75])" office:value-type="float" office:value="2155">
            <text:p>2155</text:p>
          </table:table-cell>
          <table:table-cell table:formula="of:=[.G74]+[.E75]" office:value-type="float" office:value="18797">
            <text:p>18797</text:p>
          </table:table-cell>
          <table:table-cell table:formula="of:=[.H74]+[.F75]" office:value-type="float" office:value="23636">
            <text:p>23636</text:p>
          </table:table-cell>
          <table:table-cell table:number-columns-repeated="6"/>
        </table:table-row>
        <table:table-row table:style-name="ro2">
          <table:table-cell office:value-type="float" office:value="75">
            <text:p>75</text:p>
          </table:table-cell>
          <table:table-cell table:formula="of:=ROUNDDOWN([.$N$3]*([.$L$3]^([.A76]-1)))" office:value-type="float" office:value="336628">
            <text:p>336628</text:p>
          </table:table-cell>
          <table:table-cell table:formula="of:=ROUNDDOWN([.$M$3]+([.$J$3]*[.$A76]))" office:value-type="float" office:value="142">
            <text:p>142</text:p>
          </table:table-cell>
          <table:table-cell table:formula="of:=ROUNDDOWN([.$M$3]+([.$K$3]*[.$A76]))" office:value-type="float" office:value="180">
            <text:p>180</text:p>
          </table:table-cell>
          <table:table-cell table:formula="of:=ROUNDUP([.B76]/[.D76])" office:value-type="float" office:value="1871">
            <text:p>1871</text:p>
          </table:table-cell>
          <table:table-cell table:formula="of:=ROUNDUP([.B76]/[.C76])" office:value-type="float" office:value="2371">
            <text:p>2371</text:p>
          </table:table-cell>
          <table:table-cell table:formula="of:=[.G75]+[.E76]" office:value-type="float" office:value="20668">
            <text:p>20668</text:p>
          </table:table-cell>
          <table:table-cell table:formula="of:=[.H75]+[.F76]" office:value-type="float" office:value="26007">
            <text:p>26007</text:p>
          </table:table-cell>
          <table:table-cell table:number-columns-repeated="6"/>
        </table:table-row>
        <table:table-row table:style-name="ro2">
          <table:table-cell office:value-type="float" office:value="76">
            <text:p>76</text:p>
          </table:table-cell>
          <table:table-cell table:formula="of:=ROUNDDOWN([.$N$3]*([.$L$3]^([.A77]-1)))" office:value-type="float" office:value="375676">
            <text:p>375676</text:p>
          </table:table-cell>
          <table:table-cell table:formula="of:=ROUNDDOWN([.$M$3]+([.$J$3]*[.$A77]))" office:value-type="float" office:value="144">
            <text:p>144</text:p>
          </table:table-cell>
          <table:table-cell table:formula="of:=ROUNDDOWN([.$M$3]+([.$K$3]*[.$A77]))" office:value-type="float" office:value="182">
            <text:p>182</text:p>
          </table:table-cell>
          <table:table-cell table:formula="of:=ROUNDUP([.B77]/[.D77])" office:value-type="float" office:value="2065">
            <text:p>2065</text:p>
          </table:table-cell>
          <table:table-cell table:formula="of:=ROUNDUP([.B77]/[.C77])" office:value-type="float" office:value="2609">
            <text:p>2609</text:p>
          </table:table-cell>
          <table:table-cell table:formula="of:=[.G76]+[.E77]" office:value-type="float" office:value="22733">
            <text:p>22733</text:p>
          </table:table-cell>
          <table:table-cell table:formula="of:=[.H76]+[.F77]" office:value-type="float" office:value="28616">
            <text:p>28616</text:p>
          </table:table-cell>
          <table:table-cell table:number-columns-repeated="6"/>
        </table:table-row>
        <table:table-row table:style-name="ro2">
          <table:table-cell office:value-type="float" office:value="77">
            <text:p>77</text:p>
          </table:table-cell>
          <table:table-cell table:formula="of:=ROUNDDOWN([.$N$3]*([.$L$3]^([.A78]-1)))" office:value-type="float" office:value="419255">
            <text:p>419255</text:p>
          </table:table-cell>
          <table:table-cell table:formula="of:=ROUNDDOWN([.$M$3]+([.$J$3]*[.$A78]))" office:value-type="float" office:value="145">
            <text:p>145</text:p>
          </table:table-cell>
          <table:table-cell table:formula="of:=ROUNDDOWN([.$M$3]+([.$K$3]*[.$A78]))" office:value-type="float" office:value="184">
            <text:p>184</text:p>
          </table:table-cell>
          <table:table-cell table:formula="of:=ROUNDUP([.B78]/[.D78])" office:value-type="float" office:value="2279">
            <text:p>2279</text:p>
          </table:table-cell>
          <table:table-cell table:formula="of:=ROUNDUP([.B78]/[.C78])" office:value-type="float" office:value="2892">
            <text:p>2892</text:p>
          </table:table-cell>
          <table:table-cell table:formula="of:=[.G77]+[.E78]" office:value-type="float" office:value="25012">
            <text:p>25012</text:p>
          </table:table-cell>
          <table:table-cell table:formula="of:=[.H77]+[.F78]" office:value-type="float" office:value="31508">
            <text:p>31508</text:p>
          </table:table-cell>
          <table:table-cell table:number-columns-repeated="6"/>
        </table:table-row>
        <table:table-row table:style-name="ro2">
          <table:table-cell office:value-type="float" office:value="78">
            <text:p>78</text:p>
          </table:table-cell>
          <table:table-cell table:formula="of:=ROUNDDOWN([.$N$3]*([.$L$3]^([.A79]-1)))" office:value-type="float" office:value="467889">
            <text:p>467889</text:p>
          </table:table-cell>
          <table:table-cell table:formula="of:=ROUNDDOWN([.$M$3]+([.$J$3]*[.$A79]))" office:value-type="float" office:value="147">
            <text:p>147</text:p>
          </table:table-cell>
          <table:table-cell table:formula="of:=ROUNDDOWN([.$M$3]+([.$K$3]*[.$A79]))" office:value-type="float" office:value="186">
            <text:p>186</text:p>
          </table:table-cell>
          <table:table-cell table:formula="of:=ROUNDUP([.B79]/[.D79])" office:value-type="float" office:value="2516">
            <text:p>2516</text:p>
          </table:table-cell>
          <table:table-cell table:formula="of:=ROUNDUP([.B79]/[.C79])" office:value-type="float" office:value="3183">
            <text:p>3183</text:p>
          </table:table-cell>
          <table:table-cell table:formula="of:=[.G78]+[.E79]" office:value-type="float" office:value="27528">
            <text:p>27528</text:p>
          </table:table-cell>
          <table:table-cell table:formula="of:=[.H78]+[.F79]" office:value-type="float" office:value="34691">
            <text:p>34691</text:p>
          </table:table-cell>
          <table:table-cell table:number-columns-repeated="6"/>
        </table:table-row>
        <table:table-row table:style-name="ro2">
          <table:table-cell office:value-type="float" office:value="79">
            <text:p>79</text:p>
          </table:table-cell>
          <table:table-cell table:formula="of:=ROUNDDOWN([.$N$3]*([.$L$3]^([.A80]-1)))" office:value-type="float" office:value="522164">
            <text:p>522164</text:p>
          </table:table-cell>
          <table:table-cell table:formula="of:=ROUNDDOWN([.$M$3]+([.$J$3]*[.$A80]))" office:value-type="float" office:value="149">
            <text:p>149</text:p>
          </table:table-cell>
          <table:table-cell table:formula="of:=ROUNDDOWN([.$M$3]+([.$K$3]*[.$A80]))" office:value-type="float" office:value="188">
            <text:p>188</text:p>
          </table:table-cell>
          <table:table-cell table:formula="of:=ROUNDUP([.B80]/[.D80])" office:value-type="float" office:value="2778">
            <text:p>2778</text:p>
          </table:table-cell>
          <table:table-cell table:formula="of:=ROUNDUP([.B80]/[.C80])" office:value-type="float" office:value="3505">
            <text:p>3505</text:p>
          </table:table-cell>
          <table:table-cell table:formula="of:=[.G79]+[.E80]" office:value-type="float" office:value="30306">
            <text:p>30306</text:p>
          </table:table-cell>
          <table:table-cell table:formula="of:=[.H79]+[.F80]" office:value-type="float" office:value="38196">
            <text:p>38196</text:p>
          </table:table-cell>
          <table:table-cell table:number-columns-repeated="6"/>
        </table:table-row>
        <table:table-row table:style-name="ro2">
          <table:table-cell office:value-type="float" office:value="80">
            <text:p>80</text:p>
          </table:table-cell>
          <table:table-cell table:formula="of:=ROUNDDOWN([.$N$3]*([.$L$3]^([.A81]-1)))" office:value-type="float" office:value="582735">
            <text:p>582735</text:p>
          </table:table-cell>
          <table:table-cell table:formula="of:=ROUNDDOWN([.$M$3]+([.$J$3]*[.$A81]))" office:value-type="float" office:value="151">
            <text:p>151</text:p>
          </table:table-cell>
          <table:table-cell table:formula="of:=ROUNDDOWN([.$M$3]+([.$K$3]*[.$A81]))" office:value-type="float" office:value="191">
            <text:p>191</text:p>
          </table:table-cell>
          <table:table-cell table:formula="of:=ROUNDUP([.B81]/[.D81])" office:value-type="float" office:value="3051">
            <text:p>3051</text:p>
          </table:table-cell>
          <table:table-cell table:formula="of:=ROUNDUP([.B81]/[.C81])" office:value-type="float" office:value="3860">
            <text:p>3860</text:p>
          </table:table-cell>
          <table:table-cell table:formula="of:=[.G80]+[.E81]" office:value-type="float" office:value="33357">
            <text:p>33357</text:p>
          </table:table-cell>
          <table:table-cell table:formula="of:=[.H80]+[.F81]" office:value-type="float" office:value="42056">
            <text:p>42056</text:p>
          </table:table-cell>
          <table:table-cell table:number-columns-repeated="6"/>
        </table:table-row>
        <table:table-row table:style-name="ro2">
          <table:table-cell office:value-type="float" office:value="81">
            <text:p>81</text:p>
          </table:table-cell>
          <table:table-cell table:formula="of:=ROUNDDOWN([.$N$3]*([.$L$3]^([.A82]-1)))" office:value-type="float" office:value="650332">
            <text:p>650332</text:p>
          </table:table-cell>
          <table:table-cell table:formula="of:=ROUNDDOWN([.$M$3]+([.$J$3]*[.$A82]))" office:value-type="float" office:value="152">
            <text:p>152</text:p>
          </table:table-cell>
          <table:table-cell table:formula="of:=ROUNDDOWN([.$M$3]+([.$K$3]*[.$A82]))" office:value-type="float" office:value="193">
            <text:p>193</text:p>
          </table:table-cell>
          <table:table-cell table:formula="of:=ROUNDUP([.B82]/[.D82])" office:value-type="float" office:value="3370">
            <text:p>3370</text:p>
          </table:table-cell>
          <table:table-cell table:formula="of:=ROUNDUP([.B82]/[.C82])" office:value-type="float" office:value="4279">
            <text:p>4279</text:p>
          </table:table-cell>
          <table:table-cell table:formula="of:=[.G81]+[.E82]" office:value-type="float" office:value="36727">
            <text:p>36727</text:p>
          </table:table-cell>
          <table:table-cell table:formula="of:=[.H81]+[.F82]" office:value-type="float" office:value="46335">
            <text:p>46335</text:p>
          </table:table-cell>
          <table:table-cell table:number-columns-repeated="6"/>
        </table:table-row>
        <table:table-row table:style-name="ro2">
          <table:table-cell office:value-type="float" office:value="82">
            <text:p>82</text:p>
          </table:table-cell>
          <table:table-cell table:formula="of:=ROUNDDOWN([.$N$3]*([.$L$3]^([.A83]-1)))" office:value-type="float" office:value="725771">
            <text:p>725771</text:p>
          </table:table-cell>
          <table:table-cell table:formula="of:=ROUNDDOWN([.$M$3]+([.$J$3]*[.$A83]))" office:value-type="float" office:value="154">
            <text:p>154</text:p>
          </table:table-cell>
          <table:table-cell table:formula="of:=ROUNDDOWN([.$M$3]+([.$K$3]*[.$A83]))" office:value-type="float" office:value="195">
            <text:p>195</text:p>
          </table:table-cell>
          <table:table-cell table:formula="of:=ROUNDUP([.B83]/[.D83])" office:value-type="float" office:value="3722">
            <text:p>3722</text:p>
          </table:table-cell>
          <table:table-cell table:formula="of:=ROUNDUP([.B83]/[.C83])" office:value-type="float" office:value="4713">
            <text:p>4713</text:p>
          </table:table-cell>
          <table:table-cell table:formula="of:=[.G82]+[.E83]" office:value-type="float" office:value="40449">
            <text:p>40449</text:p>
          </table:table-cell>
          <table:table-cell table:formula="of:=[.H82]+[.F83]" office:value-type="float" office:value="51048">
            <text:p>51048</text:p>
          </table:table-cell>
          <table:table-cell table:number-columns-repeated="6"/>
        </table:table-row>
        <table:table-row table:style-name="ro2">
          <table:table-cell office:value-type="float" office:value="83">
            <text:p>83</text:p>
          </table:table-cell>
          <table:table-cell table:formula="of:=ROUNDDOWN([.$N$3]*([.$L$3]^([.A84]-1)))" office:value-type="float" office:value="809960">
            <text:p>809960</text:p>
          </table:table-cell>
          <table:table-cell table:formula="of:=ROUNDDOWN([.$M$3]+([.$J$3]*[.$A84]))" office:value-type="float" office:value="156">
            <text:p>156</text:p>
          </table:table-cell>
          <table:table-cell table:formula="of:=ROUNDDOWN([.$M$3]+([.$K$3]*[.$A84]))" office:value-type="float" office:value="197">
            <text:p>197</text:p>
          </table:table-cell>
          <table:table-cell table:formula="of:=ROUNDUP([.B84]/[.D84])" office:value-type="float" office:value="4112">
            <text:p>4112</text:p>
          </table:table-cell>
          <table:table-cell table:formula="of:=ROUNDUP([.B84]/[.C84])" office:value-type="float" office:value="5193">
            <text:p>5193</text:p>
          </table:table-cell>
          <table:table-cell table:formula="of:=[.G83]+[.E84]" office:value-type="float" office:value="44561">
            <text:p>44561</text:p>
          </table:table-cell>
          <table:table-cell table:formula="of:=[.H83]+[.F84]" office:value-type="float" office:value="56241">
            <text:p>56241</text:p>
          </table:table-cell>
          <table:table-cell table:number-columns-repeated="6"/>
        </table:table-row>
        <table:table-row table:style-name="ro2">
          <table:table-cell office:value-type="float" office:value="84">
            <text:p>84</text:p>
          </table:table-cell>
          <table:table-cell table:formula="of:=ROUNDDOWN([.$N$3]*([.$L$3]^([.A85]-1)))" office:value-type="float" office:value="903916">
            <text:p>903916</text:p>
          </table:table-cell>
          <table:table-cell table:formula="of:=ROUNDDOWN([.$M$3]+([.$J$3]*[.$A85]))" office:value-type="float" office:value="157">
            <text:p>157</text:p>
          </table:table-cell>
          <table:table-cell table:formula="of:=ROUNDDOWN([.$M$3]+([.$K$3]*[.$A85]))" office:value-type="float" office:value="199">
            <text:p>199</text:p>
          </table:table-cell>
          <table:table-cell table:formula="of:=ROUNDUP([.B85]/[.D85])" office:value-type="float" office:value="4543">
            <text:p>4543</text:p>
          </table:table-cell>
          <table:table-cell table:formula="of:=ROUNDUP([.B85]/[.C85])" office:value-type="float" office:value="5758">
            <text:p>5758</text:p>
          </table:table-cell>
          <table:table-cell table:formula="of:=[.G84]+[.E85]" office:value-type="float" office:value="49104">
            <text:p>49104</text:p>
          </table:table-cell>
          <table:table-cell table:formula="of:=[.H84]+[.F85]" office:value-type="float" office:value="61999">
            <text:p>61999</text:p>
          </table:table-cell>
          <table:table-cell table:number-columns-repeated="6"/>
        </table:table-row>
        <table:table-row table:style-name="ro2">
          <table:table-cell office:value-type="float" office:value="85">
            <text:p>85</text:p>
          </table:table-cell>
          <table:table-cell table:formula="of:=ROUNDDOWN([.$N$3]*([.$L$3]^([.A86]-1)))" office:value-type="float" office:value="1008770">
            <text:p>1008770</text:p>
          </table:table-cell>
          <table:table-cell table:formula="of:=ROUNDDOWN([.$M$3]+([.$J$3]*[.$A86]))" office:value-type="float" office:value="159">
            <text:p>159</text:p>
          </table:table-cell>
          <table:table-cell table:formula="of:=ROUNDDOWN([.$M$3]+([.$K$3]*[.$A86]))" office:value-type="float" office:value="202">
            <text:p>202</text:p>
          </table:table-cell>
          <table:table-cell table:formula="of:=ROUNDUP([.B86]/[.D86])" office:value-type="float" office:value="4994">
            <text:p>4994</text:p>
          </table:table-cell>
          <table:table-cell table:formula="of:=ROUNDUP([.B86]/[.C86])" office:value-type="float" office:value="6345">
            <text:p>6345</text:p>
          </table:table-cell>
          <table:table-cell table:formula="of:=[.G85]+[.E86]" office:value-type="float" office:value="54098">
            <text:p>54098</text:p>
          </table:table-cell>
          <table:table-cell table:formula="of:=[.H85]+[.F86]" office:value-type="float" office:value="68344">
            <text:p>68344</text:p>
          </table:table-cell>
          <table:table-cell table:number-columns-repeated="6"/>
        </table:table-row>
        <table:table-row table:style-name="ro2">
          <table:table-cell office:value-type="float" office:value="86">
            <text:p>86</text:p>
          </table:table-cell>
          <table:table-cell table:formula="of:=ROUNDDOWN([.$N$3]*([.$L$3]^([.A87]-1)))" office:value-type="float" office:value="1125787">
            <text:p>1125787</text:p>
          </table:table-cell>
          <table:table-cell table:formula="of:=ROUNDDOWN([.$M$3]+([.$J$3]*[.$A87]))" office:value-type="float" office:value="161">
            <text:p>161</text:p>
          </table:table-cell>
          <table:table-cell table:formula="of:=ROUNDDOWN([.$M$3]+([.$K$3]*[.$A87]))" office:value-type="float" office:value="204">
            <text:p>204</text:p>
          </table:table-cell>
          <table:table-cell table:formula="of:=ROUNDUP([.B87]/[.D87])" office:value-type="float" office:value="5519">
            <text:p>5519</text:p>
          </table:table-cell>
          <table:table-cell table:formula="of:=ROUNDUP([.B87]/[.C87])" office:value-type="float" office:value="6993">
            <text:p>6993</text:p>
          </table:table-cell>
          <table:table-cell table:formula="of:=[.G86]+[.E87]" office:value-type="float" office:value="59617">
            <text:p>59617</text:p>
          </table:table-cell>
          <table:table-cell table:formula="of:=[.H86]+[.F87]" office:value-type="float" office:value="75337">
            <text:p>75337</text:p>
          </table:table-cell>
          <table:table-cell table:number-columns-repeated="6"/>
        </table:table-row>
        <table:table-row table:style-name="ro2">
          <table:table-cell office:value-type="float" office:value="87">
            <text:p>87</text:p>
          </table:table-cell>
          <table:table-cell table:formula="of:=ROUNDDOWN([.$N$3]*([.$L$3]^([.A88]-1)))" office:value-type="float" office:value="1256379">
            <text:p>1256379</text:p>
          </table:table-cell>
          <table:table-cell table:formula="of:=ROUNDDOWN([.$M$3]+([.$J$3]*[.$A88]))" office:value-type="float" office:value="162">
            <text:p>162</text:p>
          </table:table-cell>
          <table:table-cell table:formula="of:=ROUNDDOWN([.$M$3]+([.$K$3]*[.$A88]))" office:value-type="float" office:value="206">
            <text:p>206</text:p>
          </table:table-cell>
          <table:table-cell table:formula="of:=ROUNDUP([.B88]/[.D88])" office:value-type="float" office:value="6099">
            <text:p>6099</text:p>
          </table:table-cell>
          <table:table-cell table:formula="of:=ROUNDUP([.B88]/[.C88])" office:value-type="float" office:value="7756">
            <text:p>7756</text:p>
          </table:table-cell>
          <table:table-cell table:formula="of:=[.G87]+[.E88]" office:value-type="float" office:value="65716">
            <text:p>65716</text:p>
          </table:table-cell>
          <table:table-cell table:formula="of:=[.H87]+[.F88]" office:value-type="float" office:value="83093">
            <text:p>83093</text:p>
          </table:table-cell>
          <table:table-cell table:number-columns-repeated="6"/>
        </table:table-row>
        <table:table-row table:style-name="ro2">
          <table:table-cell office:value-type="float" office:value="88">
            <text:p>88</text:p>
          </table:table-cell>
          <table:table-cell table:formula="of:=ROUNDDOWN([.$N$3]*([.$L$3]^([.A89]-1)))" office:value-type="float" office:value="1402119">
            <text:p>1402119</text:p>
          </table:table-cell>
          <table:table-cell table:formula="of:=ROUNDDOWN([.$M$3]+([.$J$3]*[.$A89]))" office:value-type="float" office:value="164">
            <text:p>164</text:p>
          </table:table-cell>
          <table:table-cell table:formula="of:=ROUNDDOWN([.$M$3]+([.$K$3]*[.$A89]))" office:value-type="float" office:value="208">
            <text:p>208</text:p>
          </table:table-cell>
          <table:table-cell table:formula="of:=ROUNDUP([.B89]/[.D89])" office:value-type="float" office:value="6741">
            <text:p>6741</text:p>
          </table:table-cell>
          <table:table-cell table:formula="of:=ROUNDUP([.B89]/[.C89])" office:value-type="float" office:value="8550">
            <text:p>8550</text:p>
          </table:table-cell>
          <table:table-cell table:formula="of:=[.G88]+[.E89]" office:value-type="float" office:value="72457">
            <text:p>72457</text:p>
          </table:table-cell>
          <table:table-cell table:formula="of:=[.H88]+[.F89]" office:value-type="float" office:value="91643">
            <text:p>91643</text:p>
          </table:table-cell>
          <table:table-cell table:number-columns-repeated="6"/>
        </table:table-row>
        <table:table-row table:style-name="ro2">
          <table:table-cell office:value-type="float" office:value="89">
            <text:p>89</text:p>
          </table:table-cell>
          <table:table-cell table:formula="of:=ROUNDDOWN([.$N$3]*([.$L$3]^([.A90]-1)))" office:value-type="float" office:value="1564765">
            <text:p>1564765</text:p>
          </table:table-cell>
          <table:table-cell table:formula="of:=ROUNDDOWN([.$M$3]+([.$J$3]*[.$A90]))" office:value-type="float" office:value="166">
            <text:p>166</text:p>
          </table:table-cell>
          <table:table-cell table:formula="of:=ROUNDDOWN([.$M$3]+([.$K$3]*[.$A90]))" office:value-type="float" office:value="210">
            <text:p>210</text:p>
          </table:table-cell>
          <table:table-cell table:formula="of:=ROUNDUP([.B90]/[.D90])" office:value-type="float" office:value="7452">
            <text:p>7452</text:p>
          </table:table-cell>
          <table:table-cell table:formula="of:=ROUNDUP([.B90]/[.C90])" office:value-type="float" office:value="9427">
            <text:p>9427</text:p>
          </table:table-cell>
          <table:table-cell table:formula="of:=[.G89]+[.E90]" office:value-type="float" office:value="79909">
            <text:p>79909</text:p>
          </table:table-cell>
          <table:table-cell table:formula="of:=[.H89]+[.F90]" office:value-type="float" office:value="101070">
            <text:p>101070</text:p>
          </table:table-cell>
          <table:table-cell table:number-columns-repeated="6"/>
        </table:table-row>
        <table:table-row table:style-name="ro2">
          <table:table-cell office:value-type="float" office:value="90">
            <text:p>90</text:p>
          </table:table-cell>
          <table:table-cell table:formula="of:=ROUNDDOWN([.$N$3]*([.$L$3]^([.A91]-1)))" office:value-type="float" office:value="1746277">
            <text:p>1746277</text:p>
          </table:table-cell>
          <table:table-cell table:formula="of:=ROUNDDOWN([.$M$3]+([.$J$3]*[.$A91]))" office:value-type="float" office:value="168">
            <text:p>168</text:p>
          </table:table-cell>
          <table:table-cell table:formula="of:=ROUNDDOWN([.$M$3]+([.$K$3]*[.$A91]))" office:value-type="float" office:value="213">
            <text:p>213</text:p>
          </table:table-cell>
          <table:table-cell table:formula="of:=ROUNDUP([.B91]/[.D91])" office:value-type="float" office:value="8199">
            <text:p>8199</text:p>
          </table:table-cell>
          <table:table-cell table:formula="of:=ROUNDUP([.B91]/[.C91])" office:value-type="float" office:value="10395">
            <text:p>10395</text:p>
          </table:table-cell>
          <table:table-cell table:formula="of:=[.G90]+[.E91]" office:value-type="float" office:value="88108">
            <text:p>88108</text:p>
          </table:table-cell>
          <table:table-cell table:formula="of:=[.H90]+[.F91]" office:value-type="float" office:value="111465">
            <text:p>111465</text:p>
          </table:table-cell>
          <table:table-cell table:number-columns-repeated="6"/>
        </table:table-row>
        <table:table-row table:style-name="ro2">
          <table:table-cell office:value-type="float" office:value="91">
            <text:p>91</text:p>
          </table:table-cell>
          <table:table-cell table:formula="of:=ROUNDDOWN([.$N$3]*([.$L$3]^([.A92]-1)))" office:value-type="float" office:value="1948845">
            <text:p>1948845</text:p>
          </table:table-cell>
          <table:table-cell table:formula="of:=ROUNDDOWN([.$M$3]+([.$J$3]*[.$A92]))" office:value-type="float" office:value="169">
            <text:p>169</text:p>
          </table:table-cell>
          <table:table-cell table:formula="of:=ROUNDDOWN([.$M$3]+([.$K$3]*[.$A92]))" office:value-type="float" office:value="215">
            <text:p>215</text:p>
          </table:table-cell>
          <table:table-cell table:formula="of:=ROUNDUP([.B92]/[.D92])" office:value-type="float" office:value="9065">
            <text:p>9065</text:p>
          </table:table-cell>
          <table:table-cell table:formula="of:=ROUNDUP([.B92]/[.C92])" office:value-type="float" office:value="11532">
            <text:p>11532</text:p>
          </table:table-cell>
          <table:table-cell table:formula="of:=[.G91]+[.E92]" office:value-type="float" office:value="97173">
            <text:p>97173</text:p>
          </table:table-cell>
          <table:table-cell table:formula="of:=[.H91]+[.F92]" office:value-type="float" office:value="122997">
            <text:p>122997</text:p>
          </table:table-cell>
          <table:table-cell table:number-columns-repeated="6"/>
        </table:table-row>
        <table:table-row table:style-name="ro2">
          <table:table-cell office:value-type="float" office:value="92">
            <text:p>92</text:p>
          </table:table-cell>
          <table:table-cell table:formula="of:=ROUNDDOWN([.$N$3]*([.$L$3]^([.A93]-1)))" office:value-type="float" office:value="2174912">
            <text:p>2174912</text:p>
          </table:table-cell>
          <table:table-cell table:formula="of:=ROUNDDOWN([.$M$3]+([.$J$3]*[.$A93]))" office:value-type="float" office:value="171">
            <text:p>171</text:p>
          </table:table-cell>
          <table:table-cell table:formula="of:=ROUNDDOWN([.$M$3]+([.$K$3]*[.$A93]))" office:value-type="float" office:value="217">
            <text:p>217</text:p>
          </table:table-cell>
          <table:table-cell table:formula="of:=ROUNDUP([.B93]/[.D93])" office:value-type="float" office:value="10023">
            <text:p>10023</text:p>
          </table:table-cell>
          <table:table-cell table:formula="of:=ROUNDUP([.B93]/[.C93])" office:value-type="float" office:value="12719">
            <text:p>12719</text:p>
          </table:table-cell>
          <table:table-cell table:formula="of:=[.G92]+[.E93]" office:value-type="float" office:value="107196">
            <text:p>107196</text:p>
          </table:table-cell>
          <table:table-cell table:formula="of:=[.H92]+[.F93]" office:value-type="float" office:value="135716">
            <text:p>135716</text:p>
          </table:table-cell>
          <table:table-cell table:number-columns-repeated="6"/>
        </table:table-row>
        <table:table-row table:style-name="ro2">
          <table:table-cell office:value-type="float" office:value="93">
            <text:p>93</text:p>
          </table:table-cell>
          <table:table-cell table:formula="of:=ROUNDDOWN([.$N$3]*([.$L$3]^([.A94]-1)))" office:value-type="float" office:value="2427201">
            <text:p>2427201</text:p>
          </table:table-cell>
          <table:table-cell table:formula="of:=ROUNDDOWN([.$M$3]+([.$J$3]*[.$A94]))" office:value-type="float" office:value="173">
            <text:p>173</text:p>
          </table:table-cell>
          <table:table-cell table:formula="of:=ROUNDDOWN([.$M$3]+([.$K$3]*[.$A94]))" office:value-type="float" office:value="219">
            <text:p>219</text:p>
          </table:table-cell>
          <table:table-cell table:formula="of:=ROUNDUP([.B94]/[.D94])" office:value-type="float" office:value="11084">
            <text:p>11084</text:p>
          </table:table-cell>
          <table:table-cell table:formula="of:=ROUNDUP([.B94]/[.C94])" office:value-type="float" office:value="14031">
            <text:p>14031</text:p>
          </table:table-cell>
          <table:table-cell table:formula="of:=[.G93]+[.E94]" office:value-type="float" office:value="118280">
            <text:p>118280</text:p>
          </table:table-cell>
          <table:table-cell table:formula="of:=[.H93]+[.F94]" office:value-type="float" office:value="149747">
            <text:p>149747</text:p>
          </table:table-cell>
          <table:table-cell table:number-columns-repeated="6"/>
        </table:table-row>
        <table:table-row table:style-name="ro2">
          <table:table-cell office:value-type="float" office:value="94">
            <text:p>94</text:p>
          </table:table-cell>
          <table:table-cell table:formula="of:=ROUNDDOWN([.$N$3]*([.$L$3]^([.A95]-1)))" office:value-type="float" office:value="2708757">
            <text:p>2708757</text:p>
          </table:table-cell>
          <table:table-cell table:formula="of:=ROUNDDOWN([.$M$3]+([.$J$3]*[.$A95]))" office:value-type="float" office:value="174">
            <text:p>174</text:p>
          </table:table-cell>
          <table:table-cell table:formula="of:=ROUNDDOWN([.$M$3]+([.$K$3]*[.$A95]))" office:value-type="float" office:value="221">
            <text:p>221</text:p>
          </table:table-cell>
          <table:table-cell table:formula="of:=ROUNDUP([.B95]/[.D95])" office:value-type="float" office:value="12257">
            <text:p>12257</text:p>
          </table:table-cell>
          <table:table-cell table:formula="of:=ROUNDUP([.B95]/[.C95])" office:value-type="float" office:value="15568">
            <text:p>15568</text:p>
          </table:table-cell>
          <table:table-cell table:formula="of:=[.G94]+[.E95]" office:value-type="float" office:value="130537">
            <text:p>130537</text:p>
          </table:table-cell>
          <table:table-cell table:formula="of:=[.H94]+[.F95]" office:value-type="float" office:value="165315">
            <text:p>165315</text:p>
          </table:table-cell>
          <table:table-cell table:number-columns-repeated="6"/>
        </table:table-row>
        <table:table-row table:style-name="ro2">
          <table:table-cell office:value-type="float" office:value="95">
            <text:p>95</text:p>
          </table:table-cell>
          <table:table-cell table:formula="of:=ROUNDDOWN([.$N$3]*([.$L$3]^([.A96]-1)))" office:value-type="float" office:value="3022973">
            <text:p>3022973</text:p>
          </table:table-cell>
          <table:table-cell table:formula="of:=ROUNDDOWN([.$M$3]+([.$J$3]*[.$A96]))" office:value-type="float" office:value="176">
            <text:p>176</text:p>
          </table:table-cell>
          <table:table-cell table:formula="of:=ROUNDDOWN([.$M$3]+([.$K$3]*[.$A96]))" office:value-type="float" office:value="224">
            <text:p>224</text:p>
          </table:table-cell>
          <table:table-cell table:formula="of:=ROUNDUP([.B96]/[.D96])" office:value-type="float" office:value="13496">
            <text:p>13496</text:p>
          </table:table-cell>
          <table:table-cell table:formula="of:=ROUNDUP([.B96]/[.C96])" office:value-type="float" office:value="17176">
            <text:p>17176</text:p>
          </table:table-cell>
          <table:table-cell table:formula="of:=[.G95]+[.E96]" office:value-type="float" office:value="144033">
            <text:p>144033</text:p>
          </table:table-cell>
          <table:table-cell table:formula="of:=[.H95]+[.F96]" office:value-type="float" office:value="182491">
            <text:p>182491</text:p>
          </table:table-cell>
          <table:table-cell table:number-columns-repeated="6"/>
        </table:table-row>
        <table:table-row table:style-name="ro2">
          <table:table-cell office:value-type="float" office:value="96">
            <text:p>96</text:p>
          </table:table-cell>
          <table:table-cell table:formula="of:=ROUNDDOWN([.$N$3]*([.$L$3]^([.A97]-1)))" office:value-type="float" office:value="3373638">
            <text:p>3373638</text:p>
          </table:table-cell>
          <table:table-cell table:formula="of:=ROUNDDOWN([.$M$3]+([.$J$3]*[.$A97]))" office:value-type="float" office:value="178">
            <text:p>178</text:p>
          </table:table-cell>
          <table:table-cell table:formula="of:=ROUNDDOWN([.$M$3]+([.$K$3]*[.$A97]))" office:value-type="float" office:value="226">
            <text:p>226</text:p>
          </table:table-cell>
          <table:table-cell table:formula="of:=ROUNDUP([.B97]/[.D97])" office:value-type="float" office:value="14928">
            <text:p>14928</text:p>
          </table:table-cell>
          <table:table-cell table:formula="of:=ROUNDUP([.B97]/[.C97])" office:value-type="float" office:value="18954">
            <text:p>18954</text:p>
          </table:table-cell>
          <table:table-cell table:formula="of:=[.G96]+[.E97]" office:value-type="float" office:value="158961">
            <text:p>158961</text:p>
          </table:table-cell>
          <table:table-cell table:formula="of:=[.H96]+[.F97]" office:value-type="float" office:value="201445">
            <text:p>201445</text:p>
          </table:table-cell>
          <table:table-cell table:number-columns-repeated="6"/>
        </table:table-row>
        <table:table-row table:style-name="ro2">
          <table:table-cell office:value-type="float" office:value="97">
            <text:p>97</text:p>
          </table:table-cell>
          <table:table-cell table:formula="of:=ROUNDDOWN([.$N$3]*([.$L$3]^([.A98]-1)))" office:value-type="float" office:value="3764980">
            <text:p>3764980</text:p>
          </table:table-cell>
          <table:table-cell table:formula="of:=ROUNDDOWN([.$M$3]+([.$J$3]*[.$A98]))" office:value-type="float" office:value="179">
            <text:p>179</text:p>
          </table:table-cell>
          <table:table-cell table:formula="of:=ROUNDDOWN([.$M$3]+([.$K$3]*[.$A98]))" office:value-type="float" office:value="228">
            <text:p>228</text:p>
          </table:table-cell>
          <table:table-cell table:formula="of:=ROUNDUP([.B98]/[.D98])" office:value-type="float" office:value="16514">
            <text:p>16514</text:p>
          </table:table-cell>
          <table:table-cell table:formula="of:=ROUNDUP([.B98]/[.C98])" office:value-type="float" office:value="21034">
            <text:p>21034</text:p>
          </table:table-cell>
          <table:table-cell table:formula="of:=[.G97]+[.E98]" office:value-type="float" office:value="175475">
            <text:p>175475</text:p>
          </table:table-cell>
          <table:table-cell table:formula="of:=[.H97]+[.F98]" office:value-type="float" office:value="222479">
            <text:p>222479</text:p>
          </table:table-cell>
          <table:table-cell table:number-columns-repeated="6"/>
        </table:table-row>
        <table:table-row table:style-name="ro2">
          <table:table-cell office:value-type="float" office:value="98">
            <text:p>98</text:p>
          </table:table-cell>
          <table:table-cell table:formula="of:=ROUNDDOWN([.$N$3]*([.$L$3]^([.A99]-1)))" office:value-type="float" office:value="4201717">
            <text:p>4201717</text:p>
          </table:table-cell>
          <table:table-cell table:formula="of:=ROUNDDOWN([.$M$3]+([.$J$3]*[.$A99]))" office:value-type="float" office:value="181">
            <text:p>181</text:p>
          </table:table-cell>
          <table:table-cell table:formula="of:=ROUNDDOWN([.$M$3]+([.$K$3]*[.$A99]))" office:value-type="float" office:value="230">
            <text:p>230</text:p>
          </table:table-cell>
          <table:table-cell table:formula="of:=ROUNDUP([.B99]/[.D99])" office:value-type="float" office:value="18269">
            <text:p>18269</text:p>
          </table:table-cell>
          <table:table-cell table:formula="of:=ROUNDUP([.B99]/[.C99])" office:value-type="float" office:value="23214">
            <text:p>23214</text:p>
          </table:table-cell>
          <table:table-cell table:formula="of:=[.G98]+[.E99]" office:value-type="float" office:value="193744">
            <text:p>193744</text:p>
          </table:table-cell>
          <table:table-cell table:formula="of:=[.H98]+[.F99]" office:value-type="float" office:value="245693">
            <text:p>245693</text:p>
          </table:table-cell>
          <table:table-cell table:number-columns-repeated="6"/>
        </table:table-row>
        <table:table-row table:style-name="ro2">
          <table:table-cell office:value-type="float" office:value="99">
            <text:p>99</text:p>
          </table:table-cell>
          <table:table-cell table:formula="of:=ROUNDDOWN([.$N$3]*([.$L$3]^([.A100]-1)))" office:value-type="float" office:value="4689117">
            <text:p>4689117</text:p>
          </table:table-cell>
          <table:table-cell table:formula="of:=ROUNDDOWN([.$M$3]+([.$J$3]*[.$A100]))" office:value-type="float" office:value="183">
            <text:p>183</text:p>
          </table:table-cell>
          <table:table-cell table:formula="of:=ROUNDDOWN([.$M$3]+([.$K$3]*[.$A100]))" office:value-type="float" office:value="232">
            <text:p>232</text:p>
          </table:table-cell>
          <table:table-cell table:formula="of:=ROUNDUP([.B100]/[.D100])" office:value-type="float" office:value="20212">
            <text:p>20212</text:p>
          </table:table-cell>
          <table:table-cell table:formula="of:=ROUNDUP([.B100]/[.C100])" office:value-type="float" office:value="25624">
            <text:p>25624</text:p>
          </table:table-cell>
          <table:table-cell table:formula="of:=[.G99]+[.E100]" office:value-type="float" office:value="213956">
            <text:p>213956</text:p>
          </table:table-cell>
          <table:table-cell table:formula="of:=[.H99]+[.F100]" office:value-type="float" office:value="271317">
            <text:p>271317</text:p>
          </table:table-cell>
          <table: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table:formula="of:=ROUNDDOWN([.$N$3]*([.$L$3]^([.A101]-1)))" office:value-type="float" office:value="5233054">
            <text:p>5233054</text:p>
          </table:table-cell>
          <table:table-cell table:formula="of:=ROUNDDOWN([.$M$3]+([.$J$3]*[.$A101]))" office:value-type="float" office:value="185">
            <text:p>185</text:p>
          </table:table-cell>
          <table:table-cell table:formula="of:=ROUNDDOWN([.$M$3]+([.$K$3]*[.$A101]))" office:value-type="float" office:value="235">
            <text:p>235</text:p>
          </table:table-cell>
          <table:table-cell table:formula="of:=ROUNDUP([.B101]/[.D101])" office:value-type="float" office:value="22269">
            <text:p>22269</text:p>
          </table:table-cell>
          <table:table-cell table:formula="of:=ROUNDUP([.B101]/[.C101])" office:value-type="float" office:value="28287">
            <text:p>28287</text:p>
          </table:table-cell>
          <table:table-cell table:formula="of:=[.G100]+[.E101]" office:value-type="float" office:value="236225">
            <text:p>236225</text:p>
          </table:table-cell>
          <table:table-cell table:formula="of:=[.H100]+[.F101]" office:value-type="float" office:value="299604">
            <text:p>2996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0000-00-00T14:36:43.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0:39:26.25</meta:creation-date>
    <dc:date>2014-07-31T16:39:16.92</dc:date>
    <meta:editing-duration>PT29M40S</meta:editing-duration>
    <meta:editing-cycles>3</meta:editing-cycles>
    <meta:generator>LibreOffice/4.0.5.2$Windows_x86 LibreOffice_project/5464147a081647a250913f19c0715bca595af2f</meta:generator>
    <meta:document-statistic meta:table-count="1" meta:cell-count="818" meta:object-count="0"/>
  </office:meta>
</office:document-meta>
</file>